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0.9591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1.0728in"/>
    </style:style>
    <style:style style:name="co17" style:family="table-column">
      <style:table-column-properties fo:break-before="auto" style:column-width="0.3063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2335in"/>
    </style:style>
    <style:style style:name="co20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84">
            <text:p>8.4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2">
            <text:p>12.0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12">
            <text:p>21.2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8197">
            <text:p>8197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9050">
            <text:p>905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2003">
            <text:p>12003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2-09">
            <text:p>2020-12-09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1 - 1.81)">
            <text:p>(0.1 - 1.81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78">
            <text:p>0.78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6" table:number-columns-repeated="3" table:default-cell-style-name="Default"/>
        <table:table-column table:style-name="co13" table:number-columns-repeated="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0" table:number-columns-repeated="2" table:default-cell-style-name="Default"/>
        <table:table-column table:style-name="co15" table:number-columns-repeated="3" table:default-cell-style-name="Default"/>
        <table:table-column table:style-name="co11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7.375">
            <text:p>417.37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811382192846034">
            <text:p>0.0811382193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688725232832">
            <text:p>1.2968872523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8.88486283996289">
            <text:p>8.88486284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22.25">
            <text:p>322.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26380267886312">
            <text:p>0.0526380268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966378701404">
            <text:p>1.189663787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5117937594466">
            <text:p>13.511793759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69.125">
            <text:p>269.1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28270210057288">
            <text:p>0.042827021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5348951482737">
            <text:p>1.1534895148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6.5289609789375">
            <text:p>16.5289609789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213.125">
            <text:p>213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310180468636297">
            <text:p>0.0310180469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1044891771592">
            <text:p>1.1104489177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2.6913864263409">
            <text:p>22.6913864263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138">
            <text:p>8138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308.625">
            <text:p>308.6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79239370852789">
            <text:p>0.0379239371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3555270080641">
            <text:p>1.1355527008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8.6217237227951">
            <text:p>18.6217237228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69">
            <text:p>4269</text:p>
          </table:table-cell>
          <table:table-cell office:value-type="float" office:value="9092">
            <text:p>9092</text:p>
          </table:table-cell>
          <table:table-cell office:value-type="float" office:value="230.375">
            <text:p>230.375</text:p>
          </table:table-cell>
          <table:table-cell office:value-type="float" office:value="281.625">
            <text:p>281.625</text:p>
          </table:table-cell>
          <table:table-cell office:value-type="float" office:value="407.75">
            <text:p>407.75</text:p>
          </table:table-cell>
          <table:table-cell office:value-type="float" office:value="0.0917828685258964">
            <text:p>0.0917828685</text:p>
          </table:table-cell>
          <table:table-cell office:value-type="float" office:value="0.0659697821503865">
            <text:p>0.0659697822</text:p>
          </table:table-cell>
          <table:table-cell office:value-type="float" office:value="0.0448471183457985">
            <text:p>0.0448471183</text:p>
          </table:table-cell>
          <table:table-cell office:value-type="float" office:value="1.33775126595213">
            <text:p>1.337751266</text:p>
          </table:table-cell>
          <table:table-cell office:value-type="float" office:value="1.23942418135401">
            <text:p>1.2394241814</text:p>
          </table:table-cell>
          <table:table-cell office:value-type="float" office:value="1.16090699169718">
            <text:p>1.1609069917</text:p>
          </table:table-cell>
          <table:table-cell office:value-type="float" office:value="7.89353424316353">
            <text:p>7.8935342432</text:p>
          </table:table-cell>
          <table:table-cell office:value-type="float" office:value="10.8499243173799">
            <text:p>10.8499243174</text:p>
          </table:table-cell>
          <table:table-cell office:value-type="float" office:value="15.7998192904691">
            <text:p>15.7998192905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">
            <text:p>61</text:p>
          </table:table-cell>
          <table:table-cell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85">
            <text:p>4285</text:p>
          </table:table-cell>
          <table:table-cell office:value-type="float" office:value="7582">
            <text:p>7582</text:p>
          </table:table-cell>
          <table:table-cell office:value-type="float" office:value="201">
            <text:p>201</text:p>
          </table:table-cell>
          <table:table-cell office:value-type="float" office:value="252.75">
            <text:p>252.75</text:p>
          </table:table-cell>
          <table:table-cell office:value-type="float" office:value="376.375">
            <text:p>376.375</text:p>
          </table:table-cell>
          <table:table-cell office:value-type="float" office:value="0.0791962174940898">
            <text:p>0.0791962175</text:p>
          </table:table-cell>
          <table:table-cell office:value-type="float" office:value="0.0589848308051342">
            <text:p>0.0589848308</text:p>
          </table:table-cell>
          <table:table-cell office:value-type="float" office:value="0.0496405961487734">
            <text:p>0.0496405961</text:p>
          </table:table-cell>
          <table:table-cell office:value-type="float" office:value="1.28947996132544">
            <text:p>1.2894799613</text:p>
          </table:table-cell>
          <table:table-cell office:value-type="float" office:value="1.21326615993759">
            <text:p>1.2132661599</text:p>
          </table:table-cell>
          <table:table-cell office:value-type="float" office:value="1.17857189654128">
            <text:p>1.1785718965</text:p>
          </table:table-cell>
          <table:table-cell office:value-type="float" office:value="9.09444791716879">
            <text:p>9.0944479172</text:p>
          </table:table-cell>
          <table:table-cell office:value-type="float" office:value="12.0945419832752">
            <text:p>12.0945419833</text:p>
          </table:table-cell>
          <table:table-cell office:value-type="float" office:value="14.307088224569">
            <text:p>14.3070882246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600">
            <text:p>7600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59.625">
            <text:p>259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341611842105263">
            <text:p>0.0341611842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2185143828991">
            <text:p>1.1218514383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0.6351237631516">
            <text:p>20.635123763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77">
            <text:p>5177</text:p>
          </table:table-cell>
          <table:table-cell office:value-type="float" office:value="10217">
            <text:p>10217</text:p>
          </table:table-cell>
          <table:table-cell office:value-type="float" office:value="312">
            <text:p>312</text:p>
          </table:table-cell>
          <table:table-cell office:value-type="float" office:value="241.875">
            <text:p>241.875</text:p>
          </table:table-cell>
          <table:table-cell office:value-type="float" office:value="290.375">
            <text:p>290.375</text:p>
          </table:table-cell>
          <table:table-cell office:value-type="float" office:value="0.10803324099723">
            <text:p>0.108033241</text:p>
          </table:table-cell>
          <table:table-cell office:value-type="float" office:value="0.0467210739810701">
            <text:p>0.046721074</text:p>
          </table:table-cell>
          <table:table-cell office:value-type="float" office:value="0.0284207693060585">
            <text:p>0.0284207693</text:p>
          </table:table-cell>
          <table:table-cell office:value-type="float" office:value="1.40099185856462">
            <text:p>1.4009918586</text:p>
          </table:table-cell>
          <table:table-cell office:value-type="float" office:value="1.16780216209148">
            <text:p>1.1678021621</text:p>
          </table:table-cell>
          <table:table-cell office:value-type="float" office:value="1.10105586322198">
            <text:p>1.1010558632</text:p>
          </table:table-cell>
          <table:table-cell office:value-type="float" office:value="6.75670366698244">
            <text:p>6.756703667</text:p>
          </table:table-cell>
          <table:table-cell office:value-type="float" office:value="15.1797932861652">
            <text:p>15.1797932862</text:p>
          </table:table-cell>
          <table:table-cell office:value-type="float" office:value="24.7337098958097">
            <text:p>24.7337098958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73">
            <text:p>73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352">
            <text:p>5352</text:p>
          </table:table-cell>
          <table:table-cell office:value-type="float" office:value="9707">
            <text:p>9707</text:p>
          </table:table-cell>
          <table:table-cell office:value-type="float" office:value="204">
            <text:p>204</text:p>
          </table:table-cell>
          <table:table-cell office:value-type="float" office:value="129">
            <text:p>129</text:p>
          </table:table-cell>
          <table:table-cell office:value-type="float" office:value="469.875">
            <text:p>469.875</text:p>
          </table:table-cell>
          <table:table-cell office:value-type="float" office:value="0.0681362725450902">
            <text:p>0.0681362725</text:p>
          </table:table-cell>
          <table:table-cell office:value-type="float" office:value="0.0241031390134529">
            <text:p>0.024103139</text:p>
          </table:table-cell>
          <table:table-cell office:value-type="float" office:value="0.0484057896363449">
            <text:p>0.0484057896</text:p>
          </table:table-cell>
          <table:table-cell office:value-type="float" office:value="1.24757635511504">
            <text:p>1.2475763551</text:p>
          </table:table-cell>
          <table:table-cell office:value-type="float" office:value="1.08549967071528">
            <text:p>1.0854996707</text:p>
          </table:table-cell>
          <table:table-cell office:value-type="float" office:value="1.17401277984903">
            <text:p>1.1740127798</text:p>
          </table:table-cell>
          <table:table-cell office:value-type="float" office:value="10.515720656097">
            <text:p>10.5157206561</text:p>
          </table:table-cell>
          <table:table-cell office:value-type="float" office:value="29.1027460076708">
            <text:p>29.1027460077</text:p>
          </table:table-cell>
          <table:table-cell office:value-type="float" office:value="14.6633530590947">
            <text:p>14.663353059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345">
            <text:p>5345</text:p>
          </table:table-cell>
          <table:table-cell office:value-type="float" office:value="8873">
            <text:p>8873</text:p>
          </table:table-cell>
          <table:table-cell office:value-type="float" office:value="196.25">
            <text:p>196.25</text:p>
          </table:table-cell>
          <table:table-cell office:value-type="float" office:value="281.375">
            <text:p>281.375</text:p>
          </table:table-cell>
          <table:table-cell office:value-type="float" office:value="334.375">
            <text:p>334.375</text:p>
          </table:table-cell>
          <table:table-cell office:value-type="float" office:value="0.0631435006435006">
            <text:p>0.0631435006</text:p>
          </table:table-cell>
          <table:table-cell office:value-type="float" office:value="0.0526426566884939">
            <text:p>0.0526426567</text:p>
          </table:table-cell>
          <table:table-cell office:value-type="float" office:value="0.0376845486306773">
            <text:p>0.0376845486</text:p>
          </table:table-cell>
          <table:table-cell office:value-type="float" office:value="1.22881697153234">
            <text:p>1.2288169715</text:p>
          </table:table-cell>
          <table:table-cell office:value-type="float" office:value="1.18968094704405">
            <text:p>1.189680947</text:p>
          </table:table-cell>
          <table:table-cell office:value-type="float" office:value="1.13467936561015">
            <text:p>1.1346793656</text:p>
          </table:table-cell>
          <table:table-cell office:value-type="float" office:value="11.3203691867689">
            <text:p>11.3203691868</text:p>
          </table:table-cell>
          <table:table-cell office:value-type="float" office:value="13.5106353691584">
            <text:p>13.5106353692</text:p>
          </table:table-cell>
          <table:table-cell office:value-type="float" office:value="18.7378423142301">
            <text:p>18.7378423142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792">
            <text:p>5792</text:p>
          </table:table-cell>
          <table:table-cell office:value-type="float" office:value="10307">
            <text:p>10307</text:p>
          </table:table-cell>
          <table:table-cell office:value-type="float" office:value="161">
            <text:p>161</text:p>
          </table:table-cell>
          <table:table-cell office:value-type="float" office:value="430.125">
            <text:p>430.125</text:p>
          </table:table-cell>
          <table:table-cell office:value-type="float" office:value="597.5">
            <text:p>597.5</text:p>
          </table:table-cell>
          <table:table-cell office:value-type="float" office:value="0.0457386363636364">
            <text:p>0.0457386364</text:p>
          </table:table-cell>
          <table:table-cell office:value-type="float" office:value="0.0742619129834254">
            <text:p>0.074261913</text:p>
          </table:table-cell>
          <table:table-cell office:value-type="float" office:value="0.057970311438828">
            <text:p>0.0579703114</text:p>
          </table:table-cell>
          <table:table-cell office:value-type="float" office:value="1.16418559207128">
            <text:p>1.1641855921</text:p>
          </table:table-cell>
          <table:table-cell office:value-type="float" office:value="1.27072576561311">
            <text:p>1.2707257656</text:p>
          </table:table-cell>
          <table:table-cell office:value-type="float" office:value="1.20948278177219">
            <text:p>1.2094827818</text:p>
          </table:table-cell>
          <table:table-cell office:value-type="float" office:value="15.4985125562837">
            <text:p>15.4985125563</text:p>
          </table:table-cell>
          <table:table-cell office:value-type="float" office:value="9.67625421758656">
            <text:p>9.6762542176</text:p>
          </table:table-cell>
          <table:table-cell office:value-type="float" office:value="12.300252602201">
            <text:p>12.3002526022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30">
            <text:p>4130</text:p>
          </table:table-cell>
          <table:table-cell office:value-type="float" office:value="6893">
            <text:p>6893</text:p>
          </table:table-cell>
          <table:table-cell office:value-type="float" office:value="12697">
            <text:p>12697</text:p>
          </table:table-cell>
          <table:table-cell office:value-type="float" office:value="191.75">
            <text:p>191.75</text:p>
          </table:table-cell>
          <table:table-cell office:value-type="float" office:value="321">
            <text:p>321</text:p>
          </table:table-cell>
          <table:table-cell office:value-type="float" office:value="595.5">
            <text:p>595.5</text:p>
          </table:table-cell>
          <table:table-cell office:value-type="float" office:value="0.0464285714285714">
            <text:p>0.0464285714</text:p>
          </table:table-cell>
          <table:table-cell office:value-type="float" office:value="0.0465689830262585">
            <text:p>0.046568983</text:p>
          </table:table-cell>
          <table:table-cell office:value-type="float" office:value="0.0469008427187525">
            <text:p>0.0469008427</text:p>
          </table:table-cell>
          <table:table-cell office:value-type="float" office:value="1.166725">
            <text:p>1.166725</text:p>
          </table:table-cell>
          <table:table-cell office:value-type="float" office:value="1.1672420341449">
            <text:p>1.1672420341</text:p>
          </table:table-cell>
          <table:table-cell office:value-type="float" office:value="1.16846434004918">
            <text:p>1.16846434</text:p>
          </table:table-cell>
          <table:table-cell office:value-type="float" office:value="15.2732761440321">
            <text:p>15.273276144</text:p>
          </table:table-cell>
          <table:table-cell office:value-type="float" office:value="15.2282545231729">
            <text:p>15.2282545232</text:p>
          </table:table-cell>
          <table:table-cell office:value-type="float" office:value="15.1229182206777">
            <text:p>15.1229182207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922">
            <text:p>3922</text:p>
          </table:table-cell>
          <table:table-cell office:value-type="float" office:value="5944">
            <text:p>5944</text:p>
          </table:table-cell>
          <table:table-cell office:value-type="float" office:value="10788">
            <text:p>10788</text:p>
          </table:table-cell>
          <table:table-cell office:value-type="float" office:value="197.25">
            <text:p>197.25</text:p>
          </table:table-cell>
          <table:table-cell office:value-type="float" office:value="257.75">
            <text:p>257.75</text:p>
          </table:table-cell>
          <table:table-cell office:value-type="float" office:value="519.375">
            <text:p>519.375</text:p>
          </table:table-cell>
          <table:table-cell office:value-type="float" office:value="0.0502932177460479">
            <text:p>0.0502932177</text:p>
          </table:table-cell>
          <table:table-cell office:value-type="float" office:value="0.0433630551816958">
            <text:p>0.0433630552</text:p>
          </table:table-cell>
          <table:table-cell office:value-type="float" office:value="0.0481437708565072">
            <text:p>0.0481437709</text:p>
          </table:table-cell>
          <table:table-cell office:value-type="float" office:value="1.18098390130362">
            <text:p>1.1809839013</text:p>
          </table:table-cell>
          <table:table-cell office:value-type="float" office:value="1.15545618806313">
            <text:p>1.1554561881</text:p>
          </table:table-cell>
          <table:table-cell office:value-type="float" office:value="1.17304613043545">
            <text:p>1.1730461304</text:p>
          </table:table-cell>
          <table:table-cell office:value-type="float" office:value="14.1258597112831">
            <text:p>14.1258597113</text:p>
          </table:table-cell>
          <table:table-cell office:value-type="float" office:value="16.328862114022">
            <text:p>16.328862114</text:p>
          </table:table-cell>
          <table:table-cell office:value-type="float" office:value="14.741300329128">
            <text:p>14.7413003291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3892">
            <text:p>3892</text:p>
          </table:table-cell>
          <table:table-cell office:value-type="float" office:value="6518">
            <text:p>6518</text:p>
          </table:table-cell>
          <table:table-cell office:value-type="float" office:value="11519">
            <text:p>11519</text:p>
          </table:table-cell>
          <table:table-cell office:value-type="float" office:value="183.5">
            <text:p>183.5</text:p>
          </table:table-cell>
          <table:table-cell office:value-type="float" office:value="533">
            <text:p>533</text:p>
          </table:table-cell>
          <table:table-cell office:value-type="float" office:value="840.5">
            <text:p>840.5</text:p>
          </table:table-cell>
          <table:table-cell office:value-type="float" office:value="0.0471479958890031">
            <text:p>0.0471479959</text:p>
          </table:table-cell>
          <table:table-cell office:value-type="float" office:value="0.0817735501687634">
            <text:p>0.0817735502</text:p>
          </table:table-cell>
          <table:table-cell office:value-type="float" office:value="0.0729664033336227">
            <text:p>0.0729664033</text:p>
          </table:table-cell>
          <table:table-cell office:value-type="float" office:value="1.16937493530356">
            <text:p>1.1693749353</text:p>
          </table:table-cell>
          <table:table-cell office:value-type="float" office:value="1.29931377606479">
            <text:p>1.2993137761</text:p>
          </table:table-cell>
          <table:table-cell office:value-type="float" office:value="1.26581763985795">
            <text:p>1.2658176399</text:p>
          </table:table-cell>
          <table:table-cell office:value-type="float" office:value="15.0454320527877">
            <text:p>15.0454320528</text:p>
          </table:table-cell>
          <table:table-cell office:value-type="float" office:value="8.81845658028891">
            <text:p>8.8184565803</text:p>
          </table:table-cell>
          <table:table-cell office:value-type="float" office:value="9.84204470834501">
            <text:p>9.8420447083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247">
            <text:p>4247</text:p>
          </table:table-cell>
          <table:table-cell office:value-type="float" office:value="7254">
            <text:p>7254</text:p>
          </table:table-cell>
          <table:table-cell office:value-type="float" office:value="15810">
            <text:p>15810</text:p>
          </table:table-cell>
          <table:table-cell office:value-type="float" office:value="188.375">
            <text:p>188.375</text:p>
          </table:table-cell>
          <table:table-cell office:value-type="float" office:value="416.375">
            <text:p>416.375</text:p>
          </table:table-cell>
          <table:table-cell office:value-type="float" office:value="875.125">
            <text:p>875.125</text:p>
          </table:table-cell>
          <table:table-cell office:value-type="float" office:value="0.0443548387096774">
            <text:p>0.0443548387</text:p>
          </table:table-cell>
          <table:table-cell office:value-type="float" office:value="0.0573993658671078">
            <text:p>0.0573993659</text:p>
          </table:table-cell>
          <table:table-cell office:value-type="float" office:value="0.0553526249209361">
            <text:p>0.0553526249</text:p>
          </table:table-cell>
          <table:table-cell office:value-type="float" office:value="1.15909794484912">
            <text:p>1.1590979448</text:p>
          </table:table-cell>
          <table:table-cell office:value-type="float" office:value="1.20735536745069">
            <text:p>1.2073553675</text:p>
          </table:table-cell>
          <table:table-cell office:value-type="float" office:value="1.19973945687113">
            <text:p>1.1997394569</text:p>
          </table:table-cell>
          <table:table-cell office:value-type="float" office:value="15.9713850788279">
            <text:p>15.9713850788</text:p>
          </table:table-cell>
          <table:table-cell office:value-type="float" office:value="12.4192181656986">
            <text:p>12.4192181657</text:p>
          </table:table-cell>
          <table:table-cell office:value-type="float" office:value="12.8658522310539">
            <text:p>12.8658522311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133">
            <text:p>133</text:p>
          </table:table-cell>
          <table:table-cell table:number-columns-repeated="2" office:value-type="float" office:value="72">
            <text:p>72</text:p>
          </table:table-cell>
          <table:table-cell office:value-type="float" office:value="4541">
            <text:p>4541</text:p>
          </table:table-cell>
          <table:table-cell office:value-type="float" office:value="7780">
            <text:p>7780</text:p>
          </table:table-cell>
          <table:table-cell office:value-type="float" office:value="14117">
            <text:p>14117</text:p>
          </table:table-cell>
          <table:table-cell office:value-type="float" office:value="175.25">
            <text:p>175.25</text:p>
          </table:table-cell>
          <table:table-cell office:value-type="float" office:value="345.75">
            <text:p>345.75</text:p>
          </table:table-cell>
          <table:table-cell office:value-type="float" office:value="547.125">
            <text:p>547.125</text:p>
          </table:table-cell>
          <table:table-cell office:value-type="float" office:value="0.0385928209645453">
            <text:p>0.038592821</text:p>
          </table:table-cell>
          <table:table-cell office:value-type="float" office:value="0.0444408740359897">
            <text:p>0.044440874</text:p>
          </table:table-cell>
          <table:table-cell office:value-type="float" office:value="0.0387564638379259">
            <text:p>0.0387564638</text:p>
          </table:table-cell>
          <table:table-cell office:value-type="float" office:value="1.13799410880271">
            <text:p>1.1379941088</text:p>
          </table:table-cell>
          <table:table-cell office:value-type="float" office:value="1.15941404204473">
            <text:p>1.159414042</text:p>
          </table:table-cell>
          <table:table-cell office:value-type="float" office:value="1.13859166787161">
            <text:p>1.1385916679</text:p>
          </table:table-cell>
          <table:table-cell office:value-type="float" office:value="18.3049076116572">
            <text:p>18.3049076117</text:p>
          </table:table-cell>
          <table:table-cell office:value-type="float" office:value="15.9411266084658">
            <text:p>15.9411266085</text:p>
          </table:table-cell>
          <table:table-cell office:value-type="float" office:value="18.2290631282686">
            <text:p>18.2290631283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89">
            <text:p>89</text:p>
          </table:table-cell>
          <table:table-cell office:value-type="float" office:value="128">
            <text:p>128</text:p>
          </table:table-cell>
          <table:table-cell office:value-type="float" office:value="4520">
            <text:p>4520</text:p>
          </table:table-cell>
          <table:table-cell office:value-type="float" office:value="7607">
            <text:p>7607</text:p>
          </table:table-cell>
          <table:table-cell office:value-type="float" office:value="14552">
            <text:p>14552</text:p>
          </table:table-cell>
          <table:table-cell office:value-type="float" office:value="191.5">
            <text:p>191.5</text:p>
          </table:table-cell>
          <table:table-cell office:value-type="float" office:value="320.25">
            <text:p>320.25</text:p>
          </table:table-cell>
          <table:table-cell office:value-type="float" office:value="809">
            <text:p>809</text:p>
          </table:table-cell>
          <table:table-cell office:value-type="float" office:value="0.0423672566371681">
            <text:p>0.0423672566</text:p>
          </table:table-cell>
          <table:table-cell office:value-type="float" office:value="0.0420993821480216">
            <text:p>0.0420993821</text:p>
          </table:table-cell>
          <table:table-cell office:value-type="float" office:value="0.0555937328202309">
            <text:p>0.0555937328</text:p>
          </table:table-cell>
          <table:table-cell office:value-type="float" office:value="1.15180356772261">
            <text:p>1.1518035677</text:p>
          </table:table-cell>
          <table:table-cell office:value-type="float" office:value="1.15082165915348">
            <text:p>1.1508216592</text:p>
          </table:table-cell>
          <table:table-cell office:value-type="float" office:value="1.20063576460343">
            <text:p>1.2006357646</text:p>
          </table:table-cell>
          <table:table-cell office:value-type="float" office:value="16.7046220540191">
            <text:p>16.704622054</text:p>
          </table:table-cell>
          <table:table-cell office:value-type="float" office:value="16.8087369039911">
            <text:p>16.808736904</text:p>
          </table:table-cell>
          <table:table-cell office:value-type="float" office:value="12.8115299082267">
            <text:p>12.8115299082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882">
            <text:p>4882</text:p>
          </table:table-cell>
          <table:table-cell office:value-type="float" office:value="8406">
            <text:p>8406</text:p>
          </table:table-cell>
          <table:table-cell office:value-type="float" office:value="15786">
            <text:p>15786</text:p>
          </table:table-cell>
          <table:table-cell office:value-type="float" office:value="254">
            <text:p>254</text:p>
          </table:table-cell>
          <table:table-cell office:value-type="float" office:value="459.75">
            <text:p>459.75</text:p>
          </table:table-cell>
          <table:table-cell office:value-type="float" office:value="888.875">
            <text:p>888.875</text:p>
          </table:table-cell>
          <table:table-cell office:value-type="float" office:value="0.0520278574354773">
            <text:p>0.0520278574</text:p>
          </table:table-cell>
          <table:table-cell office:value-type="float" office:value="0.0546930763740186">
            <text:p>0.0546930764</text:p>
          </table:table-cell>
          <table:table-cell office:value-type="float" office:value="0.0563078043836311">
            <text:p>0.0563078044</text:p>
          </table:table-cell>
          <table:table-cell office:value-type="float" office:value="1.18740302100485">
            <text:p>1.187403021</text:p>
          </table:table-cell>
          <table:table-cell office:value-type="float" office:value="1.19728877921144">
            <text:p>1.1972887792</text:p>
          </table:table-cell>
          <table:table-cell office:value-type="float" office:value="1.20329163025834">
            <text:p>1.2032916303</text:p>
          </table:table-cell>
          <table:table-cell office:value-type="float" office:value="13.6662603186964">
            <text:p>13.6662603187</text:p>
          </table:table-cell>
          <table:table-cell office:value-type="float" office:value="13.0168969272131">
            <text:p>13.0168969272</text:p>
          </table:table-cell>
          <table:table-cell office:value-type="float" office:value="12.6533759629311">
            <text:p>12.6533759629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562">
            <text:p>5562</text:p>
          </table:table-cell>
          <table:table-cell office:value-type="float" office:value="9621">
            <text:p>9621</text:p>
          </table:table-cell>
          <table:table-cell office:value-type="float" office:value="17805">
            <text:p>17805</text:p>
          </table:table-cell>
          <table:table-cell office:value-type="float" office:value="345.875">
            <text:p>345.875</text:p>
          </table:table-cell>
          <table:table-cell office:value-type="float" office:value="606">
            <text:p>606</text:p>
          </table:table-cell>
          <table:table-cell office:value-type="float" office:value="601.875">
            <text:p>601.875</text:p>
          </table:table-cell>
          <table:table-cell office:value-type="float" office:value="0.0621853649766271">
            <text:p>0.062185365</text:p>
          </table:table-cell>
          <table:table-cell office:value-type="float" office:value="0.0629872154661678">
            <text:p>0.0629872155</text:p>
          </table:table-cell>
          <table:table-cell office:value-type="float" office:value="0.0338037068239259">
            <text:p>0.0338037068</text:p>
          </table:table-cell>
          <table:table-cell office:value-type="float" office:value="1.22522813586806">
            <text:p>1.2252281359</text:p>
          </table:table-cell>
          <table:table-cell office:value-type="float" office:value="1.22823133718346">
            <text:p>1.2282313372</text:p>
          </table:table-cell>
          <table:table-cell office:value-type="float" office:value="1.12055264745001">
            <text:p>1.1205526475</text:p>
          </table:table-cell>
          <table:table-cell office:value-type="float" office:value="11.4895570901264">
            <text:p>11.4895570901</text:p>
          </table:table-cell>
          <table:table-cell office:value-type="float" office:value="11.3476148598603">
            <text:p>11.3476148599</text:p>
          </table:table-cell>
          <table:table-cell office:value-type="float" office:value="20.8497175811181">
            <text:p>20.8497175811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5610">
            <text:p>5610</text:p>
          </table:table-cell>
          <table:table-cell office:value-type="float" office:value="9708">
            <text:p>9708</text:p>
          </table:table-cell>
          <table:table-cell office:value-type="float" office:value="17320">
            <text:p>17320</text:p>
          </table:table-cell>
          <table:table-cell office:value-type="float" office:value="416.5">
            <text:p>416.5</text:p>
          </table:table-cell>
          <table:table-cell office:value-type="float" office:value="647.125">
            <text:p>647.125</text:p>
          </table:table-cell>
          <table:table-cell office:value-type="float" office:value="368">
            <text:p>368</text:p>
          </table:table-cell>
          <table:table-cell office:value-type="float" office:value="0.0742424242424242">
            <text:p>0.0742424242</text:p>
          </table:table-cell>
          <table:table-cell office:value-type="float" office:value="0.066658941079522">
            <text:p>0.0666589411</text:p>
          </table:table-cell>
          <table:table-cell office:value-type="float" office:value="0.0212471131639723">
            <text:p>0.0212471132</text:p>
          </table:table-cell>
          <table:table-cell office:value-type="float" office:value="1.27065188246097">
            <text:p>1.2706518825</text:p>
          </table:table-cell>
          <table:table-cell office:value-type="float" office:value="1.24201538605298">
            <text:p>1.2420153861</text:p>
          </table:table-cell>
          <table:table-cell office:value-type="float" office:value="1.0752497181168">
            <text:p>1.0752497181</text:p>
          </table:table-cell>
          <table:table-cell office:value-type="float" office:value="9.67870540560413">
            <text:p>9.6787054056</text:p>
          </table:table-cell>
          <table:table-cell office:value-type="float" office:value="10.7412590922067">
            <text:p>10.7412590922</text:p>
          </table:table-cell>
          <table:table-cell office:value-type="float" office:value="32.9684819113741">
            <text:p>32.968481911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784">
            <text:p>5784</text:p>
          </table:table-cell>
          <table:table-cell office:value-type="float" office:value="9786">
            <text:p>9786</text:p>
          </table:table-cell>
          <table:table-cell office:value-type="float" office:value="16158">
            <text:p>16158</text:p>
          </table:table-cell>
          <table:table-cell office:value-type="float" office:value="476.5">
            <text:p>476.5</text:p>
          </table:table-cell>
          <table:table-cell office:value-type="float" office:value="803.125">
            <text:p>803.125</text:p>
          </table:table-cell>
          <table:table-cell office:value-type="float" office:value="192">
            <text:p>192</text:p>
          </table:table-cell>
          <table:table-cell office:value-type="float" office:value="0.0823824343015214">
            <text:p>0.0823824343</text:p>
          </table:table-cell>
          <table:table-cell office:value-type="float" office:value="0.0820687717146945">
            <text:p>0.0820687717</text:p>
          </table:table-cell>
          <table:table-cell office:value-type="float" office:value="0.0118826587448942">
            <text:p>0.0118826587</text:p>
          </table:table-cell>
          <table:table-cell office:value-type="float" office:value="1.30164077639896">
            <text:p>1.3016407764</text:p>
          </table:table-cell>
          <table:table-cell office:value-type="float" office:value="1.30044185625132">
            <text:p>1.3004418563</text:p>
          </table:table-cell>
          <table:table-cell office:value-type="float" office:value="1.04186605286167">
            <text:p>1.0418660529</text:p>
          </table:table-cell>
          <table:table-cell office:value-type="float" office:value="8.75577530387829">
            <text:p>8.7557753039</text:p>
          </table:table-cell>
          <table:table-cell office:value-type="float" office:value="8.78794904742676">
            <text:p>8.78794904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344">
            <text:p>6344</text:p>
          </table:table-cell>
          <table:table-cell office:value-type="float" office:value="10963">
            <text:p>10963</text:p>
          </table:table-cell>
          <table:table-cell office:value-type="float" office:value="17401">
            <text:p>17401</text:p>
          </table:table-cell>
          <table:table-cell office:value-type="float" office:value="511.25">
            <text:p>511.25</text:p>
          </table:table-cell>
          <table:table-cell office:value-type="float" office:value="820.875">
            <text:p>820.875</text:p>
          </table:table-cell>
          <table:table-cell office:value-type="float" office:value="449.125">
            <text:p>449.125</text:p>
          </table:table-cell>
          <table:table-cell office:value-type="float" office:value="0.0805879571248424">
            <text:p>0.0805879571</text:p>
          </table:table-cell>
          <table:table-cell office:value-type="float" office:value="0.0748768585241266">
            <text:p>0.0748768585</text:p>
          </table:table-cell>
          <table:table-cell office:value-type="float" office:value="0.0258102982587208">
            <text:p>0.0258102983</text:p>
          </table:table-cell>
          <table:table-cell office:value-type="float" office:value="1.29478691085072">
            <text:p>1.2947869109</text:p>
          </table:table-cell>
          <table:table-cell office:value-type="float" office:value="1.27305783096163">
            <text:p>1.273057831</text:p>
          </table:table-cell>
          <table:table-cell office:value-type="float" office:value="1.09164174003808">
            <text:p>1.09164174</text:p>
          </table:table-cell>
          <table:table-cell office:value-type="float" office:value="8.94322324680202">
            <text:p>8.9432232468</text:p>
          </table:table-cell>
          <table:table-cell office:value-type="float" office:value="9.59956477920761">
            <text:p>9.5995647792</text:p>
          </table:table-cell>
          <table:table-cell office:value-type="float" office:value="27.2005518996722">
            <text:p>27.2005518997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981">
            <text:p>6981</text:p>
          </table:table-cell>
          <table:table-cell office:value-type="float" office:value="12063">
            <text:p>12063</text:p>
          </table:table-cell>
          <table:table-cell office:value-type="float" office:value="17643">
            <text:p>17643</text:p>
          </table:table-cell>
          <table:table-cell office:value-type="float" office:value="552.375">
            <text:p>552.375</text:p>
          </table:table-cell>
          <table:table-cell office:value-type="float" office:value="971.125">
            <text:p>971.125</text:p>
          </table:table-cell>
          <table:table-cell office:value-type="float" office:value="446.375">
            <text:p>446.375</text:p>
          </table:table-cell>
          <table:table-cell office:value-type="float" office:value="0.0791254834550924">
            <text:p>0.0791254835</text:p>
          </table:table-cell>
          <table:table-cell office:value-type="float" office:value="0.0805044350493244">
            <text:p>0.080504435</text:p>
          </table:table-cell>
          <table:table-cell office:value-type="float" office:value="0.0253004024258913">
            <text:p>0.0253004024</text:p>
          </table:table-cell>
          <table:table-cell office:value-type="float" office:value="1.28921044267155">
            <text:p>1.2892104427</text:p>
          </table:table-cell>
          <table:table-cell office:value-type="float" office:value="1.29446821223535">
            <text:p>1.2944682122</text:p>
          </table:table-cell>
          <table:table-cell office:value-type="float" office:value="1.08980602480193">
            <text:p>1.0898060248</text:p>
          </table:table-cell>
          <table:table-cell office:value-type="float" office:value="9.1022757788778">
            <text:p>9.1022757789</text:p>
          </table:table-cell>
          <table:table-cell office:value-type="float" office:value="8.95215124227057">
            <text:p>8.9521512423</text:p>
          </table:table-cell>
          <table:table-cell office:value-type="float" office:value="27.7418163629812">
            <text:p>27.741816363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227">
            <text:p>7227</text:p>
          </table:table-cell>
          <table:table-cell office:value-type="float" office:value="11770">
            <text:p>11770</text:p>
          </table:table-cell>
          <table:table-cell office:value-type="float" office:value="17300">
            <text:p>17300</text:p>
          </table:table-cell>
          <table:table-cell office:value-type="float" office:value="492.625">
            <text:p>492.625</text:p>
          </table:table-cell>
          <table:table-cell office:value-type="float" office:value="171.75">
            <text:p>171.75</text:p>
          </table:table-cell>
          <table:table-cell office:value-type="float" office:value="483.125">
            <text:p>483.125</text:p>
          </table:table-cell>
          <table:table-cell office:value-type="float" office:value="0.0681645219316452">
            <text:p>0.0681645219</text:p>
          </table:table-cell>
          <table:table-cell office:value-type="float" office:value="0.0145921835174172">
            <text:p>0.0145921835</text:p>
          </table:table-cell>
          <table:table-cell office:value-type="float" office:value="0.0279263005780347">
            <text:p>0.0279263006</text:p>
          </table:table-cell>
          <table:table-cell office:value-type="float" office:value="1.24768277477909">
            <text:p>1.2476827748</text:p>
          </table:table-cell>
          <table:table-cell office:value-type="float" office:value="1.05148998867778">
            <text:p>1.0514899887</text:p>
          </table:table-cell>
          <table:table-cell office:value-type="float" office:value="1.09927061342051">
            <text:p>1.0992706134</text:p>
          </table:table-cell>
          <table:table-cell office:value-type="float" office:value="10.5115031567897">
            <text:p>10.5115031568</text:p>
          </table:table-cell>
          <table:table-cell office:value-type="float" office:value="0">
            <text:p>0</text:p>
          </table:table-cell>
          <table:table-cell office:value-type="float" office:value="25.1655699046995">
            <text:p>25.1655699047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224">
            <text:p>224</text:p>
          </table:table-cell>
          <table:table-cell office:value-type="float" office:value="7844">
            <text:p>7844</text:p>
          </table:table-cell>
          <table:table-cell office:value-type="float" office:value="11603">
            <text:p>11603</text:p>
          </table:table-cell>
          <table:table-cell office:value-type="float" office:value="17240">
            <text:p>17240</text:p>
          </table:table-cell>
          <table:table-cell office:value-type="float" office:value="416.625">
            <text:p>416.625</text:p>
          </table:table-cell>
          <table:table-cell office:value-type="float" office:value="160.875">
            <text:p>160.875</text:p>
          </table:table-cell>
          <table:table-cell office:value-type="float" office:value="298.375">
            <text:p>298.375</text:p>
          </table:table-cell>
          <table:table-cell office:value-type="float" office:value="0.0531138449770525">
            <text:p>0.053113845</text:p>
          </table:table-cell>
          <table:table-cell office:value-type="float" office:value="0.0138649487201586">
            <text:p>0.0138649487</text:p>
          </table:table-cell>
          <table:table-cell office:value-type="float" office:value="0.0173071345707657">
            <text:p>0.0173071346</text:p>
          </table:table-cell>
          <table:table-cell office:value-type="float" office:value="1.19142777525505">
            <text:p>1.1914277753</text:p>
          </table:table-cell>
          <table:table-cell office:value-type="float" office:value="1.04890410465446">
            <text:p>1.0489041047</text:p>
          </table:table-cell>
          <table:table-cell office:value-type="float" office:value="1.0611620633355">
            <text:p>1.0611620633</text:p>
          </table:table-cell>
          <table:table-cell office:value-type="float" office:value="13.3938010329661">
            <text:p>13.3938010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office:value-type="float" office:value="180">
            <text:p>180</text:p>
          </table:table-cell>
          <table:table-cell office:value-type="float" office:value="248">
            <text:p>248</text:p>
          </table:table-cell>
          <table:table-cell office:value-type="float" office:value="8914">
            <text:p>8914</text:p>
          </table:table-cell>
          <table:table-cell office:value-type="float" office:value="12224">
            <text:p>12224</text:p>
          </table:table-cell>
          <table:table-cell office:value-type="float" office:value="19066">
            <text:p>19066</text:p>
          </table:table-cell>
          <table:table-cell office:value-type="float" office:value="357.375">
            <text:p>357.375</text:p>
          </table:table-cell>
          <table:table-cell office:value-type="float" office:value="292.75">
            <text:p>292.75</text:p>
          </table:table-cell>
          <table:table-cell office:value-type="float" office:value="342.875">
            <text:p>342.875</text:p>
          </table:table-cell>
          <table:table-cell office:value-type="float" office:value="0.0400914292124748">
            <text:p>0.0400914292</text:p>
          </table:table-cell>
          <table:table-cell office:value-type="float" office:value="0.0239487892670157">
            <text:p>0.0239487893</text:p>
          </table:table-cell>
          <table:table-cell office:value-type="float" office:value="0.0179835833420749">
            <text:p>0.0179835833</text:p>
          </table:table-cell>
          <table:table-cell office:value-type="float" office:value="1.14347035472841">
            <text:p>1.1434703547</text:p>
          </table:table-cell>
          <table:table-cell office:value-type="float" office:value="1.08494490966897">
            <text:p>1.0849449097</text:p>
          </table:table-cell>
          <table:table-cell office:value-type="float" office:value="1.06357642386611">
            <text:p>1.0635764239</text:p>
          </table:table-cell>
          <table:table-cell office:value-type="float" office:value="17.6334642479903">
            <text:p>17.633464248</text:p>
          </table:table-cell>
          <table:table-cell office:value-type="float" office:value="29.2880968709884">
            <text:p>29.2880968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9306">
            <text:p>9306</text:p>
          </table:table-cell>
          <table:table-cell office:value-type="float" office:value="12747">
            <text:p>12747</text:p>
          </table:table-cell>
          <table:table-cell office:value-type="float" office:value="19930">
            <text:p>19930</text:p>
          </table:table-cell>
          <table:table-cell office:value-type="float" office:value="21">
            <text:p>21</text:p>
          </table:table-cell>
          <table:table-cell office:value-type="float" office:value="389.375">
            <text:p>389.375</text:p>
          </table:table-cell>
          <table:table-cell office:value-type="float" office:value="140.375">
            <text:p>140.375</text:p>
          </table:table-cell>
          <table:table-cell office:value-type="float" office:value="0.00225660863958736">
            <text:p>0.0022566086</text:p>
          </table:table-cell>
          <table:table-cell office:value-type="float" office:value="0.0305464030752334">
            <text:p>0.0305464031</text:p>
          </table:table-cell>
          <table:table-cell office:value-type="float" office:value="0.00704340190667336">
            <text:p>0.0070434019</text:p>
          </table:table-cell>
          <table:table-cell office:value-type="float" office:value="1.00790811111236">
            <text:p>1.0079081111</text:p>
          </table:table-cell>
          <table:table-cell office:value-type="float" office:value="1.10874125293535">
            <text:p>1.1087412529</text:p>
          </table:table-cell>
          <table:table-cell office:value-type="float" office:value="1.02474914131378">
            <text:p>1.0247491413</text:p>
          </table:table-cell>
          <table:table-cell office:value-type="float" office:value="0">
            <text:p>0</text:p>
          </table:table-cell>
          <table:table-cell office:value-type="float" office:value="23.0364493662322">
            <text:p>23.03644936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4">
            <text:p>204</text:p>
          </table:table-cell>
          <table:table-cell office:value-type="float" office:value="286">
            <text:p>286</text:p>
          </table:table-cell>
          <table:table-cell office:value-type="float" office:value="8912">
            <text:p>8912</text:p>
          </table:table-cell>
          <table:table-cell office:value-type="float" office:value="12473">
            <text:p>12473</text:p>
          </table:table-cell>
          <table:table-cell office:value-type="float" office:value="19539">
            <text:p>19539</text:p>
          </table:table-cell>
          <table:table-cell office:value-type="float" office:value="95">
            <text:p>95</text:p>
          </table:table-cell>
          <table:table-cell office:value-type="float" office:value="205.5">
            <text:p>205.5</text:p>
          </table:table-cell>
          <table:table-cell office:value-type="float" office:value="216.875">
            <text:p>216.875</text:p>
          </table:table-cell>
          <table:table-cell office:value-type="float" office:value="0.0106597845601436">
            <text:p>0.0106597846</text:p>
          </table:table-cell>
          <table:table-cell office:value-type="float" office:value="0.0164755872685">
            <text:p>0.0164755873</text:p>
          </table:table-cell>
          <table:table-cell office:value-type="float" office:value="0.011099595680434">
            <text:p>0.0110995957</text:p>
          </table:table-cell>
          <table:table-cell office:value-type="float" office:value="1.03753196273397">
            <text:p>1.0375319627</text:p>
          </table:table-cell>
          <table:table-cell office:value-type="float" office:value="1.0581965875924">
            <text:p>1.0581965876</text:p>
          </table:table-cell>
          <table:table-cell office:value-type="float" office:value="1.03909005888909">
            <text:p>1.039090058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66">
            <text:p>266</text:p>
          </table:table-cell>
          <table:table-cell office:value-type="float" office:value="8742">
            <text:p>8742</text:p>
          </table:table-cell>
          <table:table-cell office:value-type="float" office:value="12154">
            <text:p>12154</text:p>
          </table:table-cell>
          <table:table-cell office:value-type="float" office:value="19333">
            <text:p>19333</text:p>
          </table:table-cell>
          <table:table-cell office:value-type="float" office:value="163.375">
            <text:p>163.375</text:p>
          </table:table-cell>
          <table:table-cell office:value-type="float" office:value="327.75">
            <text:p>327.75</text:p>
          </table:table-cell>
          <table:table-cell office:value-type="float" office:value="287.125">
            <text:p>287.125</text:p>
          </table:table-cell>
          <table:table-cell office:value-type="float" office:value="0.0186885152139099">
            <text:p>0.0186885152</text:p>
          </table:table-cell>
          <table:table-cell office:value-type="float" office:value="0.0269664308046734">
            <text:p>0.0269664308</text:p>
          </table:table-cell>
          <table:table-cell office:value-type="float" office:value="0.0148515491646408">
            <text:p>0.0148515492</text:p>
          </table:table-cell>
          <table:table-cell office:value-type="float" office:value="1.06609435402645">
            <text:p>1.066094354</text:p>
          </table:table-cell>
          <table:table-cell office:value-type="float" office:value="1.09580779706143">
            <text:p>1.0958077971</text:p>
          </table:table-cell>
          <table:table-cell office:value-type="float" office:value="1.05241273636092">
            <text:p>1.0524127364</text:p>
          </table:table-cell>
          <table:table-cell office:value-type="float" office:value="0">
            <text:p>0</text:p>
          </table:table-cell>
          <table:table-cell office:value-type="float" office:value="26.0491123648956">
            <text:p>26.04911236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45">
            <text:p>145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9134">
            <text:p>9134</text:p>
          </table:table-cell>
          <table:table-cell office:value-type="float" office:value="13592">
            <text:p>13592</text:p>
          </table:table-cell>
          <table:table-cell office:value-type="float" office:value="20249">
            <text:p>20249</text:p>
          </table:table-cell>
          <table:table-cell office:value-type="float" office:value="188.25">
            <text:p>188.25</text:p>
          </table:table-cell>
          <table:table-cell office:value-type="float" office:value="153">
            <text:p>153</text:p>
          </table:table-cell>
          <table:table-cell office:value-type="float" office:value="71.25">
            <text:p>71.25</text:p>
          </table:table-cell>
          <table:table-cell office:value-type="float" office:value="0.020609809502956">
            <text:p>0.0206098095</text:p>
          </table:table-cell>
          <table:table-cell office:value-type="float" office:value="0.0112566215420836">
            <text:p>0.0112566215</text:p>
          </table:table-cell>
          <table:table-cell office:value-type="float" office:value="0.0035186922811003">
            <text:p>0.0035186923</text:p>
          </table:table-cell>
          <table:table-cell office:value-type="float" office:value="1.07296687118593">
            <text:p>1.0729668712</text:p>
          </table:table-cell>
          <table:table-cell office:value-type="float" office:value="1.03964652999323">
            <text:p>1.03964653</text:p>
          </table:table-cell>
          <table:table-cell office:value-type="float" office:value="1.01233969012677">
            <text:p>1.0123396901</text:p>
          </table:table-cell>
          <table:table-cell office:value-type="float" office:value="33.977301457863">
            <text:p>33.97730145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9306">
            <text:p>9306</text:p>
          </table:table-cell>
          <table:table-cell office:value-type="float" office:value="13351">
            <text:p>13351</text:p>
          </table:table-cell>
          <table:table-cell office:value-type="float" office:value="18772">
            <text:p>18772</text:p>
          </table:table-cell>
          <table:table-cell office:value-type="float" office:value="21">
            <text:p>21</text:p>
          </table:table-cell>
          <table:table-cell office:value-type="float" office:value="60.5">
            <text:p>60.5</text:p>
          </table:table-cell>
          <table:table-cell office:value-type="float" office:value="261.625">
            <text:p>261.625</text:p>
          </table:table-cell>
          <table:table-cell office:value-type="float" office:value="0.00225660863958736">
            <text:p>0.0022566086</text:p>
          </table:table-cell>
          <table:table-cell office:value-type="float" office:value="0.00453149576810726">
            <text:p>0.0045314958</text:p>
          </table:table-cell>
          <table:table-cell office:value-type="float" office:value="0.0139369806094183">
            <text:p>0.0139369806</text:p>
          </table:table-cell>
          <table:table-cell office:value-type="float" office:value="1.00790811111236">
            <text:p>1.0079081111</text:p>
          </table:table-cell>
          <table:table-cell office:value-type="float" office:value="1.01590048271801">
            <text:p>1.0159004827</text:p>
          </table:table-cell>
          <table:table-cell office:value-type="float" office:value="1.04916014141284">
            <text:p>1.04916014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32">
            <text:p>13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8880">
            <text:p>8880</text:p>
          </table:table-cell>
          <table:table-cell office:value-type="float" office:value="13150">
            <text:p>13150</text:p>
          </table:table-cell>
          <table:table-cell office:value-type="float" office:value="18591">
            <text:p>18591</text:p>
          </table:table-cell>
          <table:table-cell office:value-type="float" office:value="66">
            <text:p>66</text:p>
          </table:table-cell>
          <table:table-cell office:value-type="float" office:value="174.75">
            <text:p>174.75</text:p>
          </table:table-cell>
          <table:table-cell office:value-type="float" office:value="248.5">
            <text:p>248.5</text:p>
          </table:table-cell>
          <table:table-cell office:value-type="float" office:value="0.00743243243243243">
            <text:p>0.0074324324</text:p>
          </table:table-cell>
          <table:table-cell office:value-type="float" office:value="0.0132889733840304">
            <text:p>0.0132889734</text:p>
          </table:table-cell>
          <table:table-cell office:value-type="float" office:value="0.0133666828035071">
            <text:p>0.0133666828</text:p>
          </table:table-cell>
          <table:table-cell office:value-type="float" office:value="1.02612178597516">
            <text:p>1.026121786</text:p>
          </table:table-cell>
          <table:table-cell office:value-type="float" office:value="1.04685753659877">
            <text:p>1.0468575366</text:p>
          </table:table-cell>
          <table:table-cell office:value-type="float" office:value="1.04713357950225">
            <text:p>1.04713357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263">
            <text:p>263</text:p>
          </table:table-cell>
          <table:table-cell office:value-type="float" office:value="9418">
            <text:p>9418</text:p>
          </table:table-cell>
          <table:table-cell office:value-type="float" office:value="13871">
            <text:p>13871</text:p>
          </table:table-cell>
          <table:table-cell office:value-type="float" office:value="19337">
            <text:p>19337</text:p>
          </table:table-cell>
          <table:table-cell office:value-type="float" office:value="163.25">
            <text:p>163.25</text:p>
          </table:table-cell>
          <table:table-cell office:value-type="float" office:value="136.625">
            <text:p>136.625</text:p>
          </table:table-cell>
          <table:table-cell office:value-type="float" office:value="333.125">
            <text:p>333.125</text:p>
          </table:table-cell>
          <table:table-cell office:value-type="float" office:value="0.0173338288383946">
            <text:p>0.0173338288</text:p>
          </table:table-cell>
          <table:table-cell office:value-type="float" office:value="0.00984968639607815">
            <text:p>0.0098496864</text:p>
          </table:table-cell>
          <table:table-cell office:value-type="float" office:value="0.0172273361948596">
            <text:p>0.0172273362</text:p>
          </table:table-cell>
          <table:table-cell office:value-type="float" office:value="1.06125730571389">
            <text:p>1.0612573057</text:p>
          </table:table-cell>
          <table:table-cell office:value-type="float" office:value="1.03466405437759">
            <text:p>1.0346640544</text:p>
          </table:table-cell>
          <table:table-cell office:value-type="float" office:value="1.06087736766226">
            <text:p>1.060877367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office:value-type="float" office:value="159">
            <text:p>159</text:p>
          </table:table-cell>
          <table:table-cell table:number-columns-repeated="2" office:value-type="float" office:value="311">
            <text:p>311</text:p>
          </table:table-cell>
          <table:table-cell office:value-type="float" office:value="10474">
            <text:p>10474</text:p>
          </table:table-cell>
          <table:table-cell office:value-type="float" office:value="13702">
            <text:p>13702</text:p>
          </table:table-cell>
          <table:table-cell office:value-type="float" office:value="20584">
            <text:p>20584</text:p>
          </table:table-cell>
          <table:table-cell office:value-type="float" office:value="137.5">
            <text:p>137.5</text:p>
          </table:table-cell>
          <table:table-cell office:value-type="float" office:value="119.75">
            <text:p>119.75</text:p>
          </table:table-cell>
          <table:table-cell office:value-type="float" office:value="223.125">
            <text:p>223.125</text:p>
          </table:table-cell>
          <table:table-cell office:value-type="float" office:value="0.0131277448921138">
            <text:p>0.0131277449</text:p>
          </table:table-cell>
          <table:table-cell office:value-type="float" office:value="0.00873960005838564">
            <text:p>0.0087396001</text:p>
          </table:table-cell>
          <table:table-cell office:value-type="float" office:value="0.0108397298872911">
            <text:p>0.0108397299</text:p>
          </table:table-cell>
          <table:table-cell office:value-type="float" office:value="1.04628488898687">
            <text:p>1.046284889</text:p>
          </table:table-cell>
          <table:table-cell office:value-type="float" office:value="1.03073830619834">
            <text:p>1.0307383062</text:p>
          </table:table-cell>
          <table:table-cell office:value-type="float" office:value="1.03816935410382">
            <text:p>1.03816935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office:value-type="float" office:value="173">
            <text:p>173</text:p>
          </table:table-cell>
          <table:table-cell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10290">
            <text:p>10290</text:p>
          </table:table-cell>
          <table:table-cell office:value-type="float" office:value="13590">
            <text:p>13590</text:p>
          </table:table-cell>
          <table:table-cell office:value-type="float" office:value="20126">
            <text:p>20126</text:p>
          </table:table-cell>
          <table:table-cell office:value-type="float" office:value="24.375">
            <text:p>24.375</text:p>
          </table:table-cell>
          <table:table-cell office:value-type="float" office:value="80.375">
            <text:p>80.375</text:p>
          </table:table-cell>
          <table:table-cell office:value-type="float" office:value="423.375">
            <text:p>423.375</text:p>
          </table:table-cell>
          <table:table-cell office:value-type="float" office:value="0.00236880466472303">
            <text:p>0.0023688047</text:p>
          </table:table-cell>
          <table:table-cell office:value-type="float" office:value="0.00591427520235467">
            <text:p>0.0059142752</text:p>
          </table:table-cell>
          <table:table-cell office:value-type="float" office:value="0.0210362218026433">
            <text:p>0.0210362218</text:p>
          </table:table-cell>
          <table:table-cell office:value-type="float" office:value="1.00830181434819">
            <text:p>1.0083018143</text:p>
          </table:table-cell>
          <table:table-cell office:value-type="float" office:value="1.02076852136453">
            <text:p>1.0207685214</text:p>
          </table:table-cell>
          <table:table-cell office:value-type="float" office:value="1.0744941206596">
            <text:p>1.0744941207</text:p>
          </table:table-cell>
          <table:table-cell table:number-columns-repeated="2" office:value-type="float" office:value="0">
            <text:p>0</text:p>
          </table:table-cell>
          <table:table-cell office:value-type="float" office:value="33.2955456670471">
            <text:p>33.295545667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office:value-type="float" office:value="174">
            <text:p>174</text:p>
          </table:table-cell>
          <table:table-cell office:value-type="float" office:value="239">
            <text:p>239</text:p>
          </table:table-cell>
          <table:table-cell office:value-type="float" office:value="340">
            <text:p>340</text:p>
          </table:table-cell>
          <table:table-cell office:value-type="float" office:value="10050">
            <text:p>10050</text:p>
          </table:table-cell>
          <table:table-cell office:value-type="float" office:value="13430">
            <text:p>13430</text:p>
          </table:table-cell>
          <table:table-cell office:value-type="float" office:value="21331">
            <text:p>21331</text:p>
          </table:table-cell>
          <table:table-cell office:value-type="float" office:value="129.5">
            <text:p>129.5</text:p>
          </table:table-cell>
          <table:table-cell office:value-type="float" office:value="228.75">
            <text:p>228.75</text:p>
          </table:table-cell>
          <table:table-cell office:value-type="float" office:value="869.875">
            <text:p>869.875</text:p>
          </table:table-cell>
          <table:table-cell office:value-type="float" office:value="0.0128855721393035">
            <text:p>0.0128855721</text:p>
          </table:table-cell>
          <table:table-cell office:value-type="float" office:value="0.0170327624720774">
            <text:p>0.0170327625</text:p>
          </table:table-cell>
          <table:table-cell office:value-type="float" office:value="0.0407798509211945">
            <text:p>0.0407798509</text:p>
          </table:table-cell>
          <table:table-cell office:value-type="float" office:value="1.0454249369075">
            <text:p>1.0454249369</text:p>
          </table:table-cell>
          <table:table-cell office:value-type="float" office:value="1.06018329404723">
            <text:p>1.060183294</text:p>
          </table:table-cell>
          <table:table-cell office:value-type="float" office:value="1.14598895085684">
            <text:p>1.1459889509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15604755834">
            <text:p>17.341560475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office:value-type="float" office:value="193">
            <text:p>193</text:p>
          </table:table-cell>
          <table:table-cell office:value-type="float" office:value="363">
            <text:p>363</text:p>
          </table:table-cell>
          <table:table-cell office:value-type="float" office:value="261">
            <text:p>261</text:p>
          </table:table-cell>
          <table:table-cell office:value-type="float" office:value="10294">
            <text:p>10294</text:p>
          </table:table-cell>
          <table:table-cell office:value-type="float" office:value="13871">
            <text:p>13871</text:p>
          </table:table-cell>
          <table:table-cell office:value-type="float" office:value="21355">
            <text:p>21355</text:p>
          </table:table-cell>
          <table:table-cell office:value-type="float" office:value="100.125">
            <text:p>100.125</text:p>
          </table:table-cell>
          <table:table-cell office:value-type="float" office:value="136.625">
            <text:p>136.625</text:p>
          </table:table-cell>
          <table:table-cell office:value-type="float" office:value="906.875">
            <text:p>906.875</text:p>
          </table:table-cell>
          <table:table-cell office:value-type="float" office:value="0.00972653973188265">
            <text:p>0.0097265397</text:p>
          </table:table-cell>
          <table:table-cell office:value-type="float" office:value="0.00984968639607815">
            <text:p>0.0098496864</text:p>
          </table:table-cell>
          <table:table-cell office:value-type="float" office:value="0.0424666354483727">
            <text:p>0.0424666354</text:p>
          </table:table-cell>
          <table:table-cell office:value-type="float" office:value="1.03422831598889">
            <text:p>1.034228316</text:p>
          </table:table-cell>
          <table:table-cell office:value-type="float" office:value="1.03466405437759">
            <text:p>1.0346640544</text:p>
          </table:table-cell>
          <table:table-cell office:value-type="float" office:value="1.15216791771686">
            <text:p>1.1521679177</text:p>
          </table:table-cell>
          <table:table-cell table:number-columns-repeated="2" office:value-type="float" office:value="0">
            <text:p>0</text:p>
          </table:table-cell>
          <table:table-cell office:value-type="float" office:value="16.6663304537695">
            <text:p>16.6663304538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386">
            <text:p>386</text:p>
          </table:table-cell>
          <table:table-cell office:value-type="float" office:value="10304">
            <text:p>10304</text:p>
          </table:table-cell>
          <table:table-cell office:value-type="float" office:value="14578">
            <text:p>14578</text:p>
          </table:table-cell>
          <table:table-cell office:value-type="float" office:value="21321">
            <text:p>21321</text:p>
          </table:table-cell>
          <table:table-cell office:value-type="float" office:value="39.125">
            <text:p>39.125</text:p>
          </table:table-cell>
          <table:table-cell office:value-type="float" office:value="202.25">
            <text:p>202.25</text:p>
          </table:table-cell>
          <table:table-cell office:value-type="float" office:value="980.875">
            <text:p>980.875</text:p>
          </table:table-cell>
          <table:table-cell office:value-type="float" office:value="0.00379706909937888">
            <text:p>0.0037970691</text:p>
          </table:table-cell>
          <table:table-cell office:value-type="float" office:value="0.0138736452188229">
            <text:p>0.0138736452</text:p>
          </table:table-cell>
          <table:table-cell office:value-type="float" office:value="0.0460051123305661">
            <text:p>0.0460051123</text:p>
          </table:table-cell>
          <table:table-cell office:value-type="float" office:value="1.01331800060597">
            <text:p>1.0133180006</text:p>
          </table:table-cell>
          <table:table-cell office:value-type="float" office:value="1.04893501520793">
            <text:p>1.0489350152</text:p>
          </table:table-cell>
          <table:table-cell office:value-type="float" office:value="1.16516617506366">
            <text:p>1.1651661751</text:p>
          </table:table-cell>
          <table:table-cell table:number-columns-repeated="2" office:value-type="float" office:value="0">
            <text:p>0</text:p>
          </table:table-cell>
          <table:table-cell office:value-type="float" office:value="15.4107181188743">
            <text:p>15.4107181189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9">
            <text:p>189</text:p>
          </table:table-cell>
          <table:table-cell office:value-type="float" office:value="369">
            <text:p>369</text:p>
          </table:table-cell>
          <table:table-cell office:value-type="float" office:value="10133">
            <text:p>10133</text:p>
          </table:table-cell>
          <table:table-cell office:value-type="float" office:value="14202">
            <text:p>14202</text:p>
          </table:table-cell>
          <table:table-cell office:value-type="float" office:value="22180">
            <text:p>22180</text:p>
          </table:table-cell>
          <table:table-cell office:value-type="float" office:value="30">
            <text:p>30</text:p>
          </table:table-cell>
          <table:table-cell office:value-type="float" office:value="302.375">
            <text:p>302.375</text:p>
          </table:table-cell>
          <table:table-cell office:value-type="float" office:value="1244.125">
            <text:p>1244.125</text:p>
          </table:table-cell>
          <table:table-cell office:value-type="float" office:value="0.00296062370472713">
            <text:p>0.0029606237</text:p>
          </table:table-cell>
          <table:table-cell office:value-type="float" office:value="0.0212910153499507">
            <text:p>0.0212910153</text:p>
          </table:table-cell>
          <table:table-cell office:value-type="float" office:value="0.0560922001803427">
            <text:p>0.0560922002</text:p>
          </table:table-cell>
          <table:table-cell office:value-type="float" office:value="1.01037936294028">
            <text:p>1.0103793629</text:p>
          </table:table-cell>
          <table:table-cell office:value-type="float" office:value="1.07540703610071">
            <text:p>1.0754070361</text:p>
          </table:table-cell>
          <table:table-cell office:value-type="float" office:value="1.2024895170765">
            <text:p>1.2024895171</text:p>
          </table:table-cell>
          <table:table-cell office:value-type="float" office:value="0">
            <text:p>0</text:p>
          </table:table-cell>
          <table:table-cell office:value-type="float" office:value="32.9012103771551">
            <text:p>32.9012103772</text:p>
          </table:table-cell>
          <table:table-cell office:value-type="float" office:value="12.7007041437308">
            <text:p>12.7007041437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24">
            <text:p>224</text:p>
          </table:table-cell>
          <table:table-cell table:number-columns-repeated="2" office:value-type="float" office:value="297">
            <text:p>297</text:p>
          </table:table-cell>
          <table:table-cell office:value-type="float" office:value="9620">
            <text:p>9620</text:p>
          </table:table-cell>
          <table:table-cell office:value-type="float" office:value="15081">
            <text:p>15081</text:p>
          </table:table-cell>
          <table:table-cell office:value-type="float" office:value="25045">
            <text:p>25045</text:p>
          </table:table-cell>
          <table:table-cell office:value-type="float" office:value="98.5">
            <text:p>98.5</text:p>
          </table:table-cell>
          <table:table-cell office:value-type="float" office:value="539.5">
            <text:p>539.5</text:p>
          </table:table-cell>
          <table:table-cell office:value-type="float" office:value="1208.25">
            <text:p>1208.25</text:p>
          </table:table-cell>
          <table:table-cell office:value-type="float" office:value="0.0102390852390852">
            <text:p>0.0102390852</text:p>
          </table:table-cell>
          <table:table-cell office:value-type="float" office:value="0.0357734898216299">
            <text:p>0.0357734898</text:p>
          </table:table-cell>
          <table:table-cell office:value-type="float" office:value="0.0482431623078459">
            <text:p>0.0482431623</text:p>
          </table:table-cell>
          <table:table-cell office:value-type="float" office:value="1.0360422825152">
            <text:p>1.0360422825</text:p>
          </table:table-cell>
          <table:table-cell office:value-type="float" office:value="1.12771550982078">
            <text:p>1.1277155098</text:p>
          </table:table-cell>
          <table:table-cell office:value-type="float" office:value="1.173412777388">
            <text:p>1.1734127774</text:p>
          </table:table-cell>
          <table:table-cell office:value-type="float" office:value="0">
            <text:p>0</text:p>
          </table:table-cell>
          <table:table-cell office:value-type="float" office:value="19.7205445440138">
            <text:p>19.720544544</text:p>
          </table:table-cell>
          <table:table-cell office:value-type="float" office:value="14.7116329761277">
            <text:p>14.7116329761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248">
            <text:p>248</text:p>
          </table:table-cell>
          <table:table-cell table:number-columns-repeated="2" office:value-type="float" office:value="442">
            <text:p>442</text:p>
          </table:table-cell>
          <table:table-cell office:value-type="float" office:value="10380">
            <text:p>10380</text:p>
          </table:table-cell>
          <table:table-cell office:value-type="float" office:value="15534">
            <text:p>15534</text:p>
          </table:table-cell>
          <table:table-cell office:value-type="float" office:value="26421">
            <text:p>26421</text:p>
          </table:table-cell>
          <table:table-cell office:value-type="float" office:value="116.25">
            <text:p>116.25</text:p>
          </table:table-cell>
          <table:table-cell office:value-type="float" office:value="761.5">
            <text:p>761.5</text:p>
          </table:table-cell>
          <table:table-cell office:value-type="float" office:value="1404.5">
            <text:p>1404.5</text:p>
          </table:table-cell>
          <table:table-cell office:value-type="float" office:value="0.0111994219653179">
            <text:p>0.011199422</text:p>
          </table:table-cell>
          <table:table-cell office:value-type="float" office:value="0.0490215012231235">
            <text:p>0.0490215012</text:p>
          </table:table-cell>
          <table:table-cell office:value-type="float" office:value="0.0531584724272359">
            <text:p>0.0531584724</text:p>
          </table:table-cell>
          <table:table-cell office:value-type="float" office:value="1.03944381390123">
            <text:p>1.0394438139</text:p>
          </table:table-cell>
          <table:table-cell office:value-type="float" office:value="1.17628534514198">
            <text:p>1.1762853451</text:p>
          </table:table-cell>
          <table:table-cell office:value-type="float" office:value="1.19159326694929">
            <text:p>1.1915932669</text:p>
          </table:table-cell>
          <table:table-cell office:value-type="float" office:value="0">
            <text:p>0</text:p>
          </table:table-cell>
          <table:table-cell office:value-type="float" office:value="14.4834656592432">
            <text:p>14.4834656592</text:p>
          </table:table-cell>
          <table:table-cell office:value-type="float" office:value="13.3828427047163">
            <text:p>13.3828427047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369">
            <text:p>369</text:p>
          </table:table-cell>
          <table:table-cell office:value-type="float" office:value="494">
            <text:p>494</text:p>
          </table:table-cell>
          <table:table-cell office:value-type="float" office:value="10833">
            <text:p>10833</text:p>
          </table:table-cell>
          <table:table-cell office:value-type="float" office:value="16689">
            <text:p>16689</text:p>
          </table:table-cell>
          <table:table-cell office:value-type="float" office:value="28431">
            <text:p>28431</text:p>
          </table:table-cell>
          <table:table-cell office:value-type="float" office:value="117">
            <text:p>117</text:p>
          </table:table-cell>
          <table:table-cell office:value-type="float" office:value="885.5">
            <text:p>885.5</text:p>
          </table:table-cell>
          <table:table-cell office:value-type="float" office:value="1565">
            <text:p>1565</text:p>
          </table:table-cell>
          <table:table-cell office:value-type="float" office:value="0.0108003323179175">
            <text:p>0.0108003323</text:p>
          </table:table-cell>
          <table:table-cell office:value-type="float" office:value="0.0530589010725628">
            <text:p>0.0530589011</text:p>
          </table:table-cell>
          <table:table-cell office:value-type="float" office:value="0.0550455488727094">
            <text:p>0.0550455489</text:p>
          </table:table-cell>
          <table:table-cell office:value-type="float" office:value="1.03802979158194">
            <text:p>1.0380297916</text:p>
          </table:table-cell>
          <table:table-cell office:value-type="float" office:value="1.1912240378407">
            <text:p>1.1912240378</text:p>
          </table:table-cell>
          <table:table-cell office:value-type="float" office:value="1.19859824545785">
            <text:p>1.1985982455</text:p>
          </table:table-cell>
          <table:table-cell office:value-type="float" office:value="0">
            <text:p>0</text:p>
          </table:table-cell>
          <table:table-cell office:value-type="float" office:value="13.4073178929308">
            <text:p>13.4073178929</text:p>
          </table:table-cell>
          <table:table-cell office:value-type="float" office:value="12.9357262063867">
            <text:p>12.9357262064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10720">
            <text:p>10720</text:p>
          </table:table-cell>
          <table:table-cell office:value-type="float" office:value="17492">
            <text:p>17492</text:p>
          </table:table-cell>
          <table:table-cell office:value-type="float" office:value="29807">
            <text:p>29807</text:p>
          </table:table-cell>
          <table:table-cell office:value-type="float" office:value="198.375">
            <text:p>198.375</text:p>
          </table:table-cell>
          <table:table-cell office:value-type="float" office:value="949.75">
            <text:p>949.75</text:p>
          </table:table-cell>
          <table:table-cell office:value-type="float" office:value="1631.5">
            <text:p>1631.5</text:p>
          </table:table-cell>
          <table:table-cell office:value-type="float" office:value="0.0185051305970149">
            <text:p>0.0185051306</text:p>
          </table:table-cell>
          <table:table-cell office:value-type="float" office:value="0.054296249714155">
            <text:p>0.0542962497</text:p>
          </table:table-cell>
          <table:table-cell office:value-type="float" office:value="0.0547354648236991">
            <text:p>0.0547354648</text:p>
          </table:table-cell>
          <table:table-cell office:value-type="float" office:value="1.06543913921204">
            <text:p>1.0654391392</text:p>
          </table:table-cell>
          <table:table-cell office:value-type="float" office:value="1.19581511615627">
            <text:p>1.1958151162</text:p>
          </table:table-cell>
          <table:table-cell office:value-type="float" office:value="1.1974462302575">
            <text:p>1.1974462303</text:p>
          </table:table-cell>
          <table:table-cell office:value-type="float" office:value="0">
            <text:p>0</text:p>
          </table:table-cell>
          <table:table-cell office:value-type="float" office:value="13.1095427858747">
            <text:p>13.1095427859</text:p>
          </table:table-cell>
          <table:table-cell office:value-type="float" office:value="13.0070800235782">
            <text:p>13.0070800236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430">
            <text:p>430</text:p>
          </table:table-cell>
          <table:table-cell office:value-type="float" office:value="571">
            <text:p>571</text:p>
          </table:table-cell>
          <table:table-cell office:value-type="float" office:value="11058">
            <text:p>11058</text:p>
          </table:table-cell>
          <table:table-cell office:value-type="float" office:value="18103">
            <text:p>18103</text:p>
          </table:table-cell>
          <table:table-cell office:value-type="float" office:value="31177">
            <text:p>31177</text:p>
          </table:table-cell>
          <table:table-cell office:value-type="float" office:value="441.25">
            <text:p>441.25</text:p>
          </table:table-cell>
          <table:table-cell office:value-type="float" office:value="784.375">
            <text:p>784.375</text:p>
          </table:table-cell>
          <table:table-cell office:value-type="float" office:value="1358.125">
            <text:p>1358.125</text:p>
          </table:table-cell>
          <table:table-cell office:value-type="float" office:value="0.0399032374751311">
            <text:p>0.0399032375</text:p>
          </table:table-cell>
          <table:table-cell office:value-type="float" office:value="0.0433284538474286">
            <text:p>0.0433284538</text:p>
          </table:table-cell>
          <table:table-cell office:value-type="float" office:value="0.0435617602719954">
            <text:p>0.0435617603</text:p>
          </table:table-cell>
          <table:table-cell office:value-type="float" office:value="1.14278217715051">
            <text:p>1.1427821772</text:p>
          </table:table-cell>
          <table:table-cell office:value-type="float" office:value="1.15532920409511">
            <text:p>1.1553292041</text:p>
          </table:table-cell>
          <table:table-cell office:value-type="float" office:value="1.15618550978965">
            <text:p>1.1561855098</text:p>
          </table:table-cell>
          <table:table-cell office:value-type="float" office:value="17.7150138797977">
            <text:p>17.7150138798</text:p>
          </table:table-cell>
          <table:table-cell office:value-type="float" office:value="16.3416291594698">
            <text:p>16.3416291595</text:p>
          </table:table-cell>
          <table:table-cell office:value-type="float" office:value="16.2559374115944">
            <text:p>16.2559374116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24">
            <text:p>424</text:p>
          </table:table-cell>
          <table:table-cell office:value-type="float" office:value="515">
            <text:p>515</text:p>
          </table:table-cell>
          <table:table-cell office:value-type="float" office:value="11224">
            <text:p>11224</text:p>
          </table:table-cell>
          <table:table-cell office:value-type="float" office:value="18982">
            <text:p>18982</text:p>
          </table:table-cell>
          <table:table-cell office:value-type="float" office:value="32334">
            <text:p>32334</text:p>
          </table:table-cell>
          <table:table-cell office:value-type="float" office:value="424.875">
            <text:p>424.875</text:p>
          </table:table-cell>
          <table:table-cell office:value-type="float" office:value="732.875">
            <text:p>732.875</text:p>
          </table:table-cell>
          <table:table-cell office:value-type="float" office:value="886.375">
            <text:p>886.375</text:p>
          </table:table-cell>
          <table:table-cell office:value-type="float" office:value="0.0378541518175339">
            <text:p>0.0378541518</text:p>
          </table:table-cell>
          <table:table-cell office:value-type="float" office:value="0.0386089453166157">
            <text:p>0.0386089453</text:p>
          </table:table-cell>
          <table:table-cell office:value-type="float" office:value="0.0274130945753696">
            <text:p>0.0274130946</text:p>
          </table:table-cell>
          <table:table-cell office:value-type="float" office:value="1.13529808750863">
            <text:p>1.1352980875</text:p>
          </table:table-cell>
          <table:table-cell office:value-type="float" office:value="1.13805298389874">
            <text:p>1.1380529839</text:p>
          </table:table-cell>
          <table:table-cell office:value-type="float" office:value="1.09741872741202">
            <text:p>1.0974187274</text:p>
          </table:table-cell>
          <table:table-cell office:value-type="float" office:value="18.65542235902">
            <text:p>18.655422359</text:p>
          </table:table-cell>
          <table:table-cell office:value-type="float" office:value="18.2974058167744">
            <text:p>18.2974058168</text:p>
          </table:table-cell>
          <table:table-cell office:value-type="float" office:value="25.6302699064907">
            <text:p>25.6302699065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table:number-columns-repeated="2" office:value-type="float" office:value="722">
            <text:p>722</text:p>
          </table:table-cell>
          <table:table-cell office:value-type="float" office:value="11240">
            <text:p>11240</text:p>
          </table:table-cell>
          <table:table-cell office:value-type="float" office:value="19689">
            <text:p>19689</text:p>
          </table:table-cell>
          <table:table-cell office:value-type="float" office:value="33841">
            <text:p>33841</text:p>
          </table:table-cell>
          <table:table-cell office:value-type="float" office:value="494.625">
            <text:p>494.625</text:p>
          </table:table-cell>
          <table:table-cell office:value-type="float" office:value="934">
            <text:p>934</text:p>
          </table:table-cell>
          <table:table-cell office:value-type="float" office:value="493.25">
            <text:p>493.25</text:p>
          </table:table-cell>
          <table:table-cell office:value-type="float" office:value="0.0440057829181495">
            <text:p>0.0440057829</text:p>
          </table:table-cell>
          <table:table-cell office:value-type="float" office:value="0.0474376555437046">
            <text:p>0.0474376555</text:p>
          </table:table-cell>
          <table:table-cell office:value-type="float" office:value="0.0145755149079519">
            <text:p>0.0145755149</text:p>
          </table:table-cell>
          <table:table-cell office:value-type="float" office:value="1.15781579771679">
            <text:p>1.1578157977</text:p>
          </table:table-cell>
          <table:table-cell office:value-type="float" office:value="1.17044244348339">
            <text:p>1.1704424435</text:p>
          </table:table-cell>
          <table:table-cell office:value-type="float" office:value="1.0514306956221">
            <text:p>1.0514306956</text:p>
          </table:table-cell>
          <table:table-cell office:value-type="float" office:value="16.0953609569061">
            <text:p>16.0953609569</text:p>
          </table:table-cell>
          <table:table-cell office:value-type="float" office:value="14.9556469488036">
            <text:p>14.95564694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727">
            <text:p>727</text:p>
          </table:table-cell>
          <table:table-cell office:value-type="float" office:value="11685">
            <text:p>11685</text:p>
          </table:table-cell>
          <table:table-cell office:value-type="float" office:value="20560">
            <text:p>20560</text:p>
          </table:table-cell>
          <table:table-cell office:value-type="float" office:value="35661">
            <text:p>35661</text:p>
          </table:table-cell>
          <table:table-cell office:value-type="float" office:value="605.75">
            <text:p>605.75</text:p>
          </table:table-cell>
          <table:table-cell office:value-type="float" office:value="88.5">
            <text:p>88.5</text:p>
          </table:table-cell>
          <table:table-cell office:value-type="float" office:value="193.75">
            <text:p>193.75</text:p>
          </table:table-cell>
          <table:table-cell office:value-type="float" office:value="0.0518399657680787">
            <text:p>0.0518399658</text:p>
          </table:table-cell>
          <table:table-cell office:value-type="float" office:value="0.00430447470817121">
            <text:p>0.0043044747</text:p>
          </table:table-cell>
          <table:table-cell office:value-type="float" office:value="0.00543310619444211">
            <text:p>0.0054331062</text:p>
          </table:table-cell>
          <table:table-cell office:value-type="float" office:value="1.18670714900791">
            <text:p>1.186707149</text:p>
          </table:table-cell>
          <table:table-cell office:value-type="float" office:value="1.01510197734353">
            <text:p>1.0151019773</text:p>
          </table:table-cell>
          <table:table-cell office:value-type="float" office:value="1.01907372822067">
            <text:p>1.0190737282</text:p>
          </table:table-cell>
          <table:table-cell office:value-type="float" office:value="13.71455786918">
            <text:p>13.71455786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3150">
            <text:p>13150</text:p>
          </table:table-cell>
          <table:table-cell office:value-type="float" office:value="21817">
            <text:p>21817</text:p>
          </table:table-cell>
          <table:table-cell office:value-type="float" office:value="35875">
            <text:p>35875</text:p>
          </table:table-cell>
          <table:table-cell office:value-type="float" office:value="647">
            <text:p>647</text:p>
          </table:table-cell>
          <table:table-cell office:value-type="float" office:value="1087.75">
            <text:p>1087.75</text:p>
          </table:table-cell>
          <table:table-cell office:value-type="float" office:value="-599.375">
            <text:p>-599.375</text:p>
          </table:table-cell>
          <table:table-cell office:value-type="float" office:value="0.0492015209125475">
            <text:p>0.0492015209</text:p>
          </table:table-cell>
          <table:table-cell office:value-type="float" office:value="0.0498579089700692">
            <text:p>0.049857909</text:p>
          </table:table-cell>
          <table:table-cell office:value-type="float" office:value="-0.0167073170731707">
            <text:p>-0.0167073171</text:p>
          </table:table-cell>
          <table:table-cell office:value-type="float" office:value="1.17695007092773">
            <text:p>1.1769500709</text:p>
          </table:table-cell>
          <table:table-cell office:value-type="float" office:value="1.1793748711255">
            <text:p>1.1793748711</text:p>
          </table:table-cell>
          <table:table-cell office:value-type="float" office:value="0.942071493753718">
            <text:p>0.9420714938</text:p>
          </table:table-cell>
          <table:table-cell office:value-type="float" office:value="14.4317212394761">
            <text:p>14.4317212395</text:p>
          </table:table-cell>
          <table:table-cell office:value-type="float" office:value="14.2462151732971">
            <text:p>14.2462151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13779">
            <text:p>13779</text:p>
          </table:table-cell>
          <table:table-cell office:value-type="float" office:value="22925">
            <text:p>22925</text:p>
          </table:table-cell>
          <table:table-cell office:value-type="float" office:value="34393">
            <text:p>34393</text:p>
          </table:table-cell>
          <table:table-cell office:value-type="float" office:value="679.5">
            <text:p>679.5</text:p>
          </table:table-cell>
          <table:table-cell office:value-type="float" office:value="691.875">
            <text:p>691.875</text:p>
          </table:table-cell>
          <table:table-cell office:value-type="float" office:value="-1384.25">
            <text:p>-1384.25</text:p>
          </table:table-cell>
          <table:table-cell office:value-type="float" office:value="0.0493141737426519">
            <text:p>0.0493141737</text:p>
          </table:table-cell>
          <table:table-cell office:value-type="float" office:value="0.0301799345692475">
            <text:p>0.0301799346</text:p>
          </table:table-cell>
          <table:table-cell office:value-type="float" office:value="-0.0402480155845666">
            <text:p>-0.0402480156</text:p>
          </table:table-cell>
          <table:table-cell office:value-type="float" office:value="1.17736610805385">
            <text:p>1.1773661081</text:p>
          </table:table-cell>
          <table:table-cell office:value-type="float" office:value="1.10741499475555">
            <text:p>1.1074149948</text:p>
          </table:table-cell>
          <table:table-cell office:value-type="float" office:value="0.862306954860668">
            <text:p>0.8623069549</text:p>
          </table:table-cell>
          <table:table-cell office:value-type="float" office:value="14.3995327237675">
            <text:p>14.3995327238</text:p>
          </table:table-cell>
          <table:table-cell office:value-type="float" office:value="23.3120093338438">
            <text:p>23.3120093338</text:p>
          </table:table-cell>
          <table:table-cell office:value-type="float" office:value="-16.872950623248">
            <text:p>-16.8729506232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4790">
            <text:p>14790</text:p>
          </table:table-cell>
          <table:table-cell office:value-type="float" office:value="23090">
            <text:p>23090</text:p>
          </table:table-cell>
          <table:table-cell office:value-type="float" office:value="33127">
            <text:p>33127</text:p>
          </table:table-cell>
          <table:table-cell office:value-type="float" office:value="757.75">
            <text:p>757.75</text:p>
          </table:table-cell>
          <table:table-cell office:value-type="float" office:value="-1396.375">
            <text:p>-1396.375</text:p>
          </table:table-cell>
          <table:table-cell office:value-type="float" office:value="487.5">
            <text:p>487.5</text:p>
          </table:table-cell>
          <table:table-cell office:value-type="float" office:value="0.0512339418526031">
            <text:p>0.0512339419</text:p>
          </table:table-cell>
          <table:table-cell office:value-type="float" office:value="-0.0604753139887397">
            <text:p>-0.060475314</text:p>
          </table:table-cell>
          <table:table-cell office:value-type="float" office:value="0.0147160926132762">
            <text:p>0.0147160926</text:p>
          </table:table-cell>
          <table:table-cell office:value-type="float" office:value="1.18446363340771">
            <text:p>1.1844636334</text:p>
          </table:table-cell>
          <table:table-cell office:value-type="float" office:value="0.795504637699403">
            <text:p>0.7955046377</text:p>
          </table:table-cell>
          <table:table-cell office:value-type="float" office:value="1.0519307883748">
            <text:p>1.0519307884</text:p>
          </table:table-cell>
          <table:table-cell office:value-type="float" office:value="13.8727497309555">
            <text:p>13.872749731</text:p>
          </table:table-cell>
          <table:table-cell office:value-type="float" office:value="-11.1114782921811">
            <text:p>-11.11147829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office:value-type="float" office:value="463">
            <text:p>463</text:p>
          </table:table-cell>
          <table:table-cell table:number-columns-repeated="2" office:value-type="float" office:value="606">
            <text:p>606</text:p>
          </table:table-cell>
          <table:table-cell office:value-type="float" office:value="15460">
            <text:p>15460</text:p>
          </table:table-cell>
          <table:table-cell office:value-type="float" office:value="22484">
            <text:p>22484</text:p>
          </table:table-cell>
          <table:table-cell office:value-type="float" office:value="34346">
            <text:p>34346</text:p>
          </table:table-cell>
          <table:table-cell office:value-type="float" office:value="850">
            <text:p>850</text:p>
          </table:table-cell>
          <table:table-cell office:value-type="float" office:value="-1570.75">
            <text:p>-1570.75</text:p>
          </table:table-cell>
          <table:table-cell office:value-type="float" office:value="186.5">
            <text:p>186.5</text:p>
          </table:table-cell>
          <table:table-cell office:value-type="float" office:value="0.054980595084088">
            <text:p>0.0549805951</text:p>
          </table:table-cell>
          <table:table-cell office:value-type="float" office:value="-0.0698607898950365">
            <text:p>-0.0698607899</text:p>
          </table:table-cell>
          <table:table-cell office:value-type="float" office:value="0.00543003552087579">
            <text:p>0.0054300355</text:p>
          </table:table-cell>
          <table:table-cell office:value-type="float" office:value="1.19835689983248">
            <text:p>1.1983568998</text:p>
          </table:table-cell>
          <table:table-cell office:value-type="float" office:value="0.765053074098299">
            <text:p>0.7650530741</text:p>
          </table:table-cell>
          <table:table-cell office:value-type="float" office:value="1.01906291548315">
            <text:p>1.0190629155</text:p>
          </table:table-cell>
          <table:table-cell office:value-type="float" office:value="12.9506061778302">
            <text:p>12.9506061778</text:p>
          </table:table-cell>
          <table:table-cell office:value-type="float" office:value="-9.57107786132961">
            <text:p>-9.57107786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508">
            <text:p>508</text:p>
          </table:table-cell>
          <table:table-cell office:value-type="float" office:value="662">
            <text:p>662</text:p>
          </table:table-cell>
          <table:table-cell office:value-type="float" office:value="920">
            <text:p>920</text:p>
          </table:table-cell>
          <table:table-cell office:value-type="float" office:value="14462">
            <text:p>14462</text:p>
          </table:table-cell>
          <table:table-cell office:value-type="float" office:value="21387">
            <text:p>21387</text:p>
          </table:table-cell>
          <table:table-cell office:value-type="float" office:value="35292">
            <text:p>35292</text:p>
          </table:table-cell>
          <table:table-cell office:value-type="float" office:value="-1151.25">
            <text:p>-1151.25</text:p>
          </table:table-cell>
          <table:table-cell office:value-type="float" office:value="951.75">
            <text:p>951.75</text:p>
          </table:table-cell>
          <table:table-cell office:value-type="float" office:value="-644.875">
            <text:p>-644.875</text:p>
          </table:table-cell>
          <table:table-cell office:value-type="float" office:value="-0.0796051721753561">
            <text:p>-0.0796051722</text:p>
          </table:table-cell>
          <table:table-cell office:value-type="float" office:value="0.0445013325852153">
            <text:p>0.0445013326</text:p>
          </table:table-cell>
          <table:table-cell office:value-type="float" office:value="-0.0182725546866145">
            <text:p>-0.0182725547</text:p>
          </table:table-cell>
          <table:table-cell office:value-type="float" office:value="0.733802384922907">
            <text:p>0.7338023849</text:p>
          </table:table-cell>
          <table:table-cell office:value-type="float" office:value="1.1596361865079">
            <text:p>1.1596361865</text:p>
          </table:table-cell>
          <table:table-cell office:value-type="float" office:value="0.936700475656209">
            <text:p>0.9367004757</text:p>
          </table:table-cell>
          <table:table-cell office:value-type="float" office:value="-8.35594880951614">
            <text:p>-8.3559488095</text:p>
          </table:table-cell>
          <table:table-cell office:value-type="float" office:value="15.919933430261">
            <text:p>15.91993343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944">
            <text:p>944</text:p>
          </table:table-cell>
          <table:table-cell office:value-type="float" office:value="12067">
            <text:p>12067</text:p>
          </table:table-cell>
          <table:table-cell office:value-type="float" office:value="20855">
            <text:p>20855</text:p>
          </table:table-cell>
          <table:table-cell office:value-type="float" office:value="33074">
            <text:p>33074</text:p>
          </table:table-cell>
          <table:table-cell office:value-type="float" office:value="-948.5">
            <text:p>-948.5</text:p>
          </table:table-cell>
          <table:table-cell office:value-type="float" office:value="-2168.125">
            <text:p>-2168.125</text:p>
          </table:table-cell>
          <table:table-cell office:value-type="float" office:value="-1379">
            <text:p>-1379</text:p>
          </table:table-cell>
          <table:table-cell office:value-type="float" office:value="-0.0786028010275959">
            <text:p>-0.078602801</text:p>
          </table:table-cell>
          <table:table-cell office:value-type="float" office:value="-0.103961879645169">
            <text:p>-0.1039618796</text:p>
          </table:table-cell>
          <table:table-cell office:value-type="float" office:value="-0.0416943822942493">
            <text:p>-0.0416943823</text:p>
          </table:table-cell>
          <table:table-cell office:value-type="float" office:value="0.736999861049007">
            <text:p>0.736999861</text:p>
          </table:table-cell>
          <table:table-cell office:value-type="float" office:value="0.657317243183847">
            <text:p>0.6573172432</text:p>
          </table:table-cell>
          <table:table-cell office:value-type="float" office:value="0.85747696813933">
            <text:p>0.8574769681</text:p>
          </table:table-cell>
          <table:table-cell office:value-type="float" office:value="-8.46705044817758">
            <text:p>-8.4670504482</text:p>
          </table:table-cell>
          <table:table-cell office:value-type="float" office:value="-6.31440757315567">
            <text:p>-6.3144075732</text:p>
          </table:table-cell>
          <table:table-cell office:value-type="float" office:value="-16.2754406216242">
            <text:p>-16.2754406216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91">
            <text:p>491</text:p>
          </table:table-cell>
          <table:table-cell office:value-type="float" office:value="666">
            <text:p>666</text:p>
          </table:table-cell>
          <table:table-cell office:value-type="float" office:value="952">
            <text:p>952</text:p>
          </table:table-cell>
          <table:table-cell office:value-type="float" office:value="9360">
            <text:p>9360</text:p>
          </table:table-cell>
          <table:table-cell office:value-type="float" office:value="18888">
            <text:p>18888</text:p>
          </table:table-cell>
          <table:table-cell office:value-type="float" office:value="32043">
            <text:p>32043</text:p>
          </table:table-cell>
          <table:table-cell office:value-type="float" office:value="-815.5">
            <text:p>-815.5</text:p>
          </table:table-cell>
          <table:table-cell office:value-type="float" office:value="317.375">
            <text:p>317.375</text:p>
          </table:table-cell>
          <table:table-cell office:value-type="float" office:value="424.75">
            <text:p>424.75</text:p>
          </table:table-cell>
          <table:table-cell office:value-type="float" office:value="-0.0871260683760684">
            <text:p>-0.0871260684</text:p>
          </table:table-cell>
          <table:table-cell office:value-type="float" office:value="0.0168029966116053">
            <text:p>0.0168029966</text:p>
          </table:table-cell>
          <table:table-cell office:value-type="float" office:value="0.0132556252535655">
            <text:p>0.0132556253</text:p>
          </table:table-cell>
          <table:table-cell office:value-type="float" office:value="0.709937026193477">
            <text:p>0.7099370262</text:p>
          </table:table-cell>
          <table:table-cell office:value-type="float" office:value="1.05936387590307">
            <text:p>1.0593638759</text:p>
          </table:table-cell>
          <table:table-cell office:value-type="float" office:value="1.04673908312517">
            <text:p>1.0467390831</text:p>
          </table:table-cell>
          <table:table-cell office:value-type="float" office:value="-7.60384237476027">
            <text:p>-7.603842374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39">
            <text:p>539</text:p>
          </table:table-cell>
          <table:table-cell table:number-columns-repeated="2" office:value-type="float" office:value="1023">
            <text:p>1023</text:p>
          </table:table-cell>
          <table:table-cell office:value-type="float" office:value="9690">
            <text:p>9690</text:p>
          </table:table-cell>
          <table:table-cell office:value-type="float" office:value="19711">
            <text:p>19711</text:p>
          </table:table-cell>
          <table:table-cell office:value-type="float" office:value="33901">
            <text:p>33901</text:p>
          </table:table-cell>
          <table:table-cell office:value-type="float" office:value="-1141.5">
            <text:p>-1141.5</text:p>
          </table:table-cell>
          <table:table-cell office:value-type="float" office:value="43.75">
            <text:p>43.75</text:p>
          </table:table-cell>
          <table:table-cell office:value-type="float" office:value="140">
            <text:p>140</text:p>
          </table:table-cell>
          <table:table-cell office:value-type="float" office:value="-0.117801857585139">
            <text:p>-0.1178018576</text:p>
          </table:table-cell>
          <table:table-cell office:value-type="float" office:value="0.00221957282735528">
            <text:p>0.0022195728</text:p>
          </table:table-cell>
          <table:table-cell office:value-type="float" office:value="0.00412967169110056">
            <text:p>0.0041296717</text:p>
          </table:table-cell>
          <table:table-cell office:value-type="float" office:value="0.614892962647011">
            <text:p>0.6148929626</text:p>
          </table:table-cell>
          <table:table-cell office:value-type="float" office:value="1.00777816084267">
            <text:p>1.0077781608</text:p>
          </table:table-cell>
          <table:table-cell office:value-type="float" office:value="1.01448727712787">
            <text:p>1.0144872771</text:p>
          </table:table-cell>
          <table:table-cell office:value-type="float" office:value="-5.53019738111991">
            <text:p>-5.53019738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9911">
            <text:p>9911</text:p>
          </table:table-cell>
          <table:table-cell office:value-type="float" office:value="18630">
            <text:p>18630</text:p>
          </table:table-cell>
          <table:table-cell office:value-type="float" office:value="33765">
            <text:p>33765</text:p>
          </table:table-cell>
          <table:table-cell office:value-type="float" office:value="-724.375">
            <text:p>-724.375</text:p>
          </table:table-cell>
          <table:table-cell office:value-type="float" office:value="-310.125">
            <text:p>-310.125</text:p>
          </table:table-cell>
          <table:table-cell office:value-type="float" office:value="-646.625">
            <text:p>-646.625</text:p>
          </table:table-cell>
          <table:table-cell office:value-type="float" office:value="-0.0730879830491373">
            <text:p>-0.073087983</text:p>
          </table:table-cell>
          <table:table-cell office:value-type="float" office:value="-0.01664653784219">
            <text:p>-0.0166465378</text:p>
          </table:table-cell>
          <table:table-cell office:value-type="float" office:value="-0.0191507478157856">
            <text:p>-0.0191507478</text:p>
          </table:table-cell>
          <table:table-cell office:value-type="float" office:value="0.754662091729754">
            <text:p>0.7546620917</text:p>
          </table:table-cell>
          <table:table-cell office:value-type="float" office:value="0.942280247707713">
            <text:p>0.9422802477</text:p>
          </table:table-cell>
          <table:table-cell office:value-type="float" office:value="0.933691214882882">
            <text:p>0.9336912149</text:p>
          </table:table-cell>
          <table:table-cell office:value-type="float" office:value="-9.13277947884595">
            <text:p>-9.13277947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10">
            <text:p>510</text:p>
          </table:table-cell>
          <table:table-cell office:value-type="float" office:value="713">
            <text:p>713</text:p>
          </table:table-cell>
          <table:table-cell office:value-type="float" office:value="8840">
            <text:p>8840</text:p>
          </table:table-cell>
          <table:table-cell office:value-type="float" office:value="18040">
            <text:p>18040</text:p>
          </table:table-cell>
          <table:table-cell office:value-type="float" office:value="32093">
            <text:p>32093</text:p>
          </table:table-cell>
          <table:table-cell office:value-type="float" office:value="-321.75">
            <text:p>-321.75</text:p>
          </table:table-cell>
          <table:table-cell office:value-type="float" office:value="-714.875">
            <text:p>-714.875</text:p>
          </table:table-cell>
          <table:table-cell office:value-type="float" office:value="-1225.125">
            <text:p>-1225.125</text:p>
          </table:table-cell>
          <table:table-cell office:value-type="float" office:value="-0.0363970588235294">
            <text:p>-0.0363970588</text:p>
          </table:table-cell>
          <table:table-cell office:value-type="float" office:value="-0.0396272172949002">
            <text:p>-0.0396272173</text:p>
          </table:table-cell>
          <table:table-cell office:value-type="float" office:value="-0.0381742124450815">
            <text:p>-0.0381742124</text:p>
          </table:table-cell>
          <table:table-cell office:value-type="float" office:value="0.875206796064014">
            <text:p>0.8752067961</text:p>
          </table:table-cell>
          <table:table-cell office:value-type="float" office:value="0.864382559514902">
            <text:p>0.8643825595</text:p>
          </table:table-cell>
          <table:table-cell office:value-type="float" office:value="0.869246506613987">
            <text:p>0.8692465066</text:p>
          </table:table-cell>
          <table:table-cell office:value-type="float" office:value="-18.6953286163055">
            <text:p>-18.6953286163</text:p>
          </table:table-cell>
          <table:table-cell office:value-type="float" office:value="-17.1427854723311">
            <text:p>-17.1427854723</text:p>
          </table:table-cell>
          <table:table-cell office:value-type="float" office:value="-17.808649905715">
            <text:p>-17.8086499057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7956">
            <text:p>7956</text:p>
          </table:table-cell>
          <table:table-cell office:value-type="float" office:value="16820">
            <text:p>16820</text:p>
          </table:table-cell>
          <table:table-cell office:value-type="float" office:value="30193">
            <text:p>30193</text:p>
          </table:table-cell>
          <table:table-cell office:value-type="float" office:value="-76.5">
            <text:p>-76.5</text:p>
          </table:table-cell>
          <table:table-cell office:value-type="float" office:value="-1493.375">
            <text:p>-1493.375</text:p>
          </table:table-cell>
          <table:table-cell office:value-type="float" office:value="-1639.375">
            <text:p>-1639.375</text:p>
          </table:table-cell>
          <table:table-cell office:value-type="float" office:value="-0.00961538461538462">
            <text:p>-0.0096153846</text:p>
          </table:table-cell>
          <table:table-cell office:value-type="float" office:value="-0.0887856718192628">
            <text:p>-0.0887856718</text:p>
          </table:table-cell>
          <table:table-cell office:value-type="float" office:value="-0.0542965256847614">
            <text:p>-0.0542965257</text:p>
          </table:table-cell>
          <table:table-cell office:value-type="float" office:value="0.966527366863905">
            <text:p>0.9665273669</text:p>
          </table:table-cell>
          <table:table-cell office:value-type="float" office:value="0.70470062385256">
            <text:p>0.7047006239</text:p>
          </table:table-cell>
          <table:table-cell office:value-type="float" office:value="0.81574046099815">
            <text:p>0.815740461</text:p>
          </table:table-cell>
          <table:table-cell office:value-type="float" office:value="0">
            <text:p>0</text:p>
          </table:table-cell>
          <table:table-cell office:value-type="float" office:value="-7.45502778703307">
            <text:p>-7.455027787</text:p>
          </table:table-cell>
          <table:table-cell office:value-type="float" office:value="-12.4161601888958">
            <text:p>-12.4161601889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49">
            <text:p>549</text:p>
          </table:table-cell>
          <table:table-cell office:value-type="float" office:value="1105">
            <text:p>1105</text:p>
          </table:table-cell>
          <table:table-cell office:value-type="float" office:value="8670">
            <text:p>8670</text:p>
          </table:table-cell>
          <table:table-cell office:value-type="float" office:value="16595">
            <text:p>16595</text:p>
          </table:table-cell>
          <table:table-cell office:value-type="float" office:value="29442">
            <text:p>29442</text:p>
          </table:table-cell>
          <table:table-cell office:value-type="float" office:value="93.5">
            <text:p>93.5</text:p>
          </table:table-cell>
          <table:table-cell office:value-type="float" office:value="-1045.875">
            <text:p>-1045.875</text:p>
          </table:table-cell>
          <table:table-cell office:value-type="float" office:value="-1805.625">
            <text:p>-1805.625</text:p>
          </table:table-cell>
          <table:table-cell office:value-type="float" office:value="0.0107843137254902">
            <text:p>0.0107843137</text:p>
          </table:table-cell>
          <table:table-cell office:value-type="float" office:value="-0.0630235010545345">
            <text:p>-0.0630235011</text:p>
          </table:table-cell>
          <table:table-cell office:value-type="float" office:value="-0.0613282046056654">
            <text:p>-0.0613282046</text:p>
          </table:table-cell>
          <table:table-cell office:value-type="float" office:value="1.03797304882737">
            <text:p>1.0379730488</text:p>
          </table:table-cell>
          <table:table-cell office:value-type="float" office:value="0.787202791212064">
            <text:p>0.7872027912</text:p>
          </table:table-cell>
          <table:table-cell office:value-type="float" office:value="0.792723135293274">
            <text:p>0.7927231353</text:p>
          </table:table-cell>
          <table:table-cell office:value-type="float" office:value="0">
            <text:p>0</text:p>
          </table:table-cell>
          <table:table-cell office:value-type="float" office:value="-10.6479000201742">
            <text:p>-10.6479000202</text:p>
          </table:table-cell>
          <table:table-cell office:value-type="float" office:value="-10.9520287430778">
            <text:p>-10.9520287431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84">
            <text:p>584</text:p>
          </table:table-cell>
          <table:table-cell table:number-columns-repeated="2" office:value-type="float" office:value="1154">
            <text:p>1154</text:p>
          </table:table-cell>
          <table:table-cell office:value-type="float" office:value="9180">
            <text:p>9180</text:p>
          </table:table-cell>
          <table:table-cell office:value-type="float" office:value="14592">
            <text:p>14592</text:p>
          </table:table-cell>
          <table:table-cell office:value-type="float" office:value="24369">
            <text:p>24369</text:p>
          </table:table-cell>
          <table:table-cell office:value-type="float" office:value="-23.375">
            <text:p>-23.375</text:p>
          </table:table-cell>
          <table:table-cell office:value-type="float" office:value="-496.625">
            <text:p>-496.625</text:p>
          </table:table-cell>
          <table:table-cell office:value-type="float" office:value="-1716.625">
            <text:p>-1716.625</text:p>
          </table:table-cell>
          <table:table-cell office:value-type="float" office:value="-0.0025462962962963">
            <text:p>-0.0025462963</text:p>
          </table:table-cell>
          <table:table-cell office:value-type="float" office:value="-0.0340340597587719">
            <text:p>-0.0340340598</text:p>
          </table:table-cell>
          <table:table-cell office:value-type="float" office:value="-0.0704429808363084">
            <text:p>-0.0704429808</text:p>
          </table:table-cell>
          <table:table-cell office:value-type="float" office:value="0.991100670867627">
            <text:p>0.9911006709</text:p>
          </table:table-cell>
          <table:table-cell office:value-type="float" office:value="0.883151092602679">
            <text:p>0.8831510926</text:p>
          </table:table-cell>
          <table:table-cell office:value-type="float" office:value="0.763175505629165">
            <text:p>0.7631755056</text:p>
          </table:table-cell>
          <table:table-cell office:value-type="float" office:value="0">
            <text:p>0</text:p>
          </table:table-cell>
          <table:table-cell office:value-type="float" office:value="-20.0177060383108">
            <text:p>-20.0177060383</text:p>
          </table:table-cell>
          <table:table-cell office:value-type="float" office:value="-9.48904060332084">
            <text:p>-9.4890406033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79">
            <text:p>579</text:p>
          </table:table-cell>
          <table:table-cell office:value-type="float" office:value="806">
            <text:p>806</text:p>
          </table:table-cell>
          <table:table-cell office:value-type="float" office:value="1163">
            <text:p>1163</text:p>
          </table:table-cell>
          <table:table-cell office:value-type="float" office:value="8424">
            <text:p>8424</text:p>
          </table:table-cell>
          <table:table-cell office:value-type="float" office:value="14337">
            <text:p>14337</text:p>
          </table:table-cell>
          <table:table-cell office:value-type="float" office:value="20532">
            <text:p>20532</text:p>
          </table:table-cell>
          <table:table-cell office:value-type="float" office:value="-246.375">
            <text:p>-246.375</text:p>
          </table:table-cell>
          <table:table-cell office:value-type="float" office:value="-1328">
            <text:p>-1328</text:p>
          </table:table-cell>
          <table:table-cell office:value-type="float" office:value="-1501.25">
            <text:p>-1501.25</text:p>
          </table:table-cell>
          <table:table-cell office:value-type="float" office:value="-0.0292467948717949">
            <text:p>-0.0292467949</text:p>
          </table:table-cell>
          <table:table-cell office:value-type="float" office:value="-0.0926274673920625">
            <text:p>-0.0926274674</text:p>
          </table:table-cell>
          <table:table-cell office:value-type="float" office:value="-0.0731175725696474">
            <text:p>-0.0731175726</text:p>
          </table:table-cell>
          <table:table-cell office:value-type="float" office:value="0.899312752968853">
            <text:p>0.899312753</text:p>
          </table:table-cell>
          <table:table-cell office:value-type="float" office:value="0.692620365650098">
            <text:p>0.6926203657</text:p>
          </table:table-cell>
          <table:table-cell office:value-type="float" office:value="0.75456700766645">
            <text:p>0.7545670077</text:p>
          </table:table-cell>
          <table:table-cell office:value-type="float" office:value="-23.3516483521189">
            <text:p>-23.3516483521</text:p>
          </table:table-cell>
          <table:table-cell office:value-type="float" office:value="-7.13098370530959">
            <text:p>-7.1309837053</text:p>
          </table:table-cell>
          <table:table-cell office:value-type="float" office:value="-9.12893971781721">
            <text:p>-9.1289397178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float" office:value="833">
            <text:p>833</text:p>
          </table:table-cell>
          <table:table-cell office:value-type="float" office:value="1199">
            <text:p>1199</text:p>
          </table:table-cell>
          <table:table-cell office:value-type="float" office:value="9120">
            <text:p>9120</text:p>
          </table:table-cell>
          <table:table-cell office:value-type="float" office:value="13504">
            <text:p>13504</text:p>
          </table:table-cell>
          <table:table-cell office:value-type="float" office:value="20111">
            <text:p>20111</text:p>
          </table:table-cell>
          <table:table-cell office:value-type="float" office:value="-872.75">
            <text:p>-872.75</text:p>
          </table:table-cell>
          <table:table-cell office:value-type="float" office:value="204">
            <text:p>204</text:p>
          </table:table-cell>
          <table:table-cell office:value-type="float" office:value="159.375">
            <text:p>159.375</text:p>
          </table:table-cell>
          <table:table-cell office:value-type="float" office:value="-0.0956962719298246">
            <text:p>-0.0956962719</text:p>
          </table:table-cell>
          <table:table-cell office:value-type="float" office:value="0.01510663507109">
            <text:p>0.0151066351</text:p>
          </table:table-cell>
          <table:table-cell office:value-type="float" office:value="0.00792476754015215">
            <text:p>0.0079247675</text:p>
          </table:table-cell>
          <table:table-cell office:value-type="float" office:value="0.683012290109697">
            <text:p>0.6830122901</text:p>
          </table:table-cell>
          <table:table-cell office:value-type="float" office:value="1.05332051517823">
            <text:p>1.0533205152</text:p>
          </table:table-cell>
          <table:table-cell office:value-type="float" office:value="1.02785977819404">
            <text:p>1.0278597782</text:p>
          </table:table-cell>
          <table:table-cell office:value-type="float" office:value="-6.89081649537961">
            <text:p>-6.89081649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3">
            <text:p>3</text:p>
          </table:table-cell>
          <table:table-cell office:value-type="float" office:value="649">
            <text:p>649</text:p>
          </table:table-cell>
          <table:table-cell office:value-type="float" office:value="887">
            <text:p>887</text:p>
          </table:table-cell>
          <table:table-cell office:value-type="float" office:value="649">
            <text:p>649</text:p>
          </table:table-cell>
          <table:table-cell office:value-type="float" office:value="9720">
            <text:p>9720</text:p>
          </table:table-cell>
          <table:table-cell office:value-type="float" office:value="14048">
            <text:p>14048</text:p>
          </table:table-cell>
          <table:table-cell office:value-type="float" office:value="21120">
            <text:p>21120</text:p>
          </table:table-cell>
          <table:table-cell office:value-type="float" office:value="-24.75">
            <text:p>-24.75</text:p>
          </table:table-cell>
          <table:table-cell office:value-type="float" office:value="252">
            <text:p>252</text:p>
          </table:table-cell>
          <table:table-cell office:value-type="float" office:value="-173.25">
            <text:p>-173.25</text:p>
          </table:table-cell>
          <table:table-cell office:value-type="float" office:value="-0.0025462962962963">
            <text:p>-0.0025462963</text:p>
          </table:table-cell>
          <table:table-cell office:value-type="float" office:value="0.0179384965831435">
            <text:p>0.0179384966</text:p>
          </table:table-cell>
          <table:table-cell office:value-type="float" office:value="-0.008203125">
            <text:p>-0.008203125</text:p>
          </table:table-cell>
          <table:table-cell office:value-type="float" office:value="0.991100670867627">
            <text:p>0.9911006709</text:p>
          </table:table-cell>
          <table:table-cell office:value-type="float" office:value="1.06341544577394">
            <text:p>1.0634154458</text:p>
          </table:table-cell>
          <table:table-cell office:value-type="float" office:value="0.971420953369141">
            <text:p>0.97142095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3">
            <text:p>3</text:p>
          </table:table-cell>
          <table:table-cell office:value-type="float" office:value="616">
            <text:p>616</text:p>
          </table:table-cell>
          <table:table-cell office:value-type="float" office:value="860">
            <text:p>860</text:p>
          </table:table-cell>
          <table:table-cell office:value-type="float" office:value="1242">
            <text:p>1242</text:p>
          </table:table-cell>
          <table:table-cell office:value-type="float" office:value="9632">
            <text:p>9632</text:p>
          </table:table-cell>
          <table:table-cell office:value-type="float" office:value="14195">
            <text:p>14195</text:p>
          </table:table-cell>
          <table:table-cell office:value-type="float" office:value="21284">
            <text:p>21284</text:p>
          </table:table-cell>
          <table:table-cell office:value-type="float" office:value="-625.125">
            <text:p>-625.125</text:p>
          </table:table-cell>
          <table:table-cell office:value-type="float" office:value="116.875">
            <text:p>116.875</text:p>
          </table:table-cell>
          <table:table-cell office:value-type="float" office:value="89.25">
            <text:p>89.25</text:p>
          </table:table-cell>
          <table:table-cell office:value-type="float" office:value="-0.0649008513289037">
            <text:p>-0.0649008513</text:p>
          </table:table-cell>
          <table:table-cell office:value-type="float" office:value="0.00823353293413174">
            <text:p>0.0082335329</text:p>
          </table:table-cell>
          <table:table-cell office:value-type="float" office:value="0.00419329073482428">
            <text:p>0.0041932907</text:p>
          </table:table-cell>
          <table:table-cell office:value-type="float" office:value="0.781102776535141">
            <text:p>0.7811027765</text:p>
          </table:table-cell>
          <table:table-cell office:value-type="float" office:value="1.02895023575603">
            <text:p>1.0289502358</text:p>
          </table:table-cell>
          <table:table-cell office:value-type="float" office:value="1.01471098159877">
            <text:p>1.0147109816</text:p>
          </table:table-cell>
          <table:table-cell office:value-type="float" office:value="-10.3296445061029">
            <text:p>-10.329644506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3">
            <text:p>3</text:p>
          </table:table-cell>
          <table:table-cell office:value-type="float" office:value="570">
            <text:p>570</text:p>
          </table:table-cell>
          <table:table-cell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9537">
            <text:p>9537</text:p>
          </table:table-cell>
          <table:table-cell office:value-type="float" office:value="13974">
            <text:p>13974</text:p>
          </table:table-cell>
          <table:table-cell office:value-type="float" office:value="21284">
            <text:p>21284</text:p>
          </table:table-cell>
          <table:table-cell office:value-type="float" office:value="-179.375">
            <text:p>-179.375</text:p>
          </table:table-cell>
          <table:table-cell office:value-type="float" office:value="48.875">
            <text:p>48.875</text:p>
          </table:table-cell>
          <table:table-cell office:value-type="float" office:value="204">
            <text:p>204</text:p>
          </table:table-cell>
          <table:table-cell office:value-type="float" office:value="-0.0188083254692251">
            <text:p>-0.0188083255</text:p>
          </table:table-cell>
          <table:table-cell office:value-type="float" office:value="0.00349756690997567">
            <text:p>0.0034975669</text:p>
          </table:table-cell>
          <table:table-cell office:value-type="float" office:value="0.00958466453674121">
            <text:p>0.0095846645</text:p>
          </table:table-cell>
          <table:table-cell office:value-type="float" office:value="0.934864216947346">
            <text:p>0.9348642169</text:p>
          </table:table-cell>
          <table:table-cell office:value-type="float" office:value="1.01226546081452">
            <text:p>1.0122654608</text:p>
          </table:table-cell>
          <table:table-cell office:value-type="float" office:value="1.03372638283539">
            <text:p>1.03372638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3">
            <text:p>3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234">
            <text:p>1234</text:p>
          </table:table-cell>
          <table:table-cell office:value-type="float" office:value="9690">
            <text:p>9690</text:p>
          </table:table-cell>
          <table:table-cell office:value-type="float" office:value="14093">
            <text:p>14093</text:p>
          </table:table-cell>
          <table:table-cell office:value-type="float" office:value="21828">
            <text:p>21828</text:p>
          </table:table-cell>
          <table:table-cell office:value-type="float" office:value="91.375">
            <text:p>91.375</text:p>
          </table:table-cell>
          <table:table-cell office:value-type="float" office:value="78.625">
            <text:p>78.625</text:p>
          </table:table-cell>
          <table:table-cell office:value-type="float" office:value="255">
            <text:p>255</text:p>
          </table:table-cell>
          <table:table-cell office:value-type="float" office:value="0.00942982456140351">
            <text:p>0.0094298246</text:p>
          </table:table-cell>
          <table:table-cell office:value-type="float" office:value="0.00557901085645356">
            <text:p>0.0055790109</text:p>
          </table:table-cell>
          <table:table-cell office:value-type="float" office:value="0.0116822429906542">
            <text:p>0.011682243</text:p>
          </table:table-cell>
          <table:table-cell office:value-type="float" office:value="1.03317867228378">
            <text:p>1.0331786723</text:p>
          </table:table-cell>
          <table:table-cell office:value-type="float" office:value="1.01958754370737">
            <text:p>1.0195875437</text:p>
          </table:table-cell>
          <table:table-cell office:value-type="float" office:value="1.04115534107782">
            <text:p>1.04115534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3">
            <text:p>3</text:p>
          </table:table-cell>
          <table:table-cell office:value-type="float" office:value="520">
            <text:p>520</text:p>
          </table:table-cell>
          <table:table-cell office:value-type="float" office:value="776">
            <text:p>776</text:p>
          </table:table-cell>
          <table:table-cell office:value-type="float" office:value="520">
            <text:p>520</text:p>
          </table:table-cell>
          <table:table-cell office:value-type="float" office:value="9152">
            <text:p>9152</text:p>
          </table:table-cell>
          <table:table-cell office:value-type="float" office:value="14195">
            <text:p>14195</text:p>
          </table:table-cell>
          <table:table-cell office:value-type="float" office:value="21120">
            <text:p>21120</text:p>
          </table:table-cell>
          <table:table-cell office:value-type="float" office:value="-50">
            <text:p>-50</text:p>
          </table:table-cell>
          <table:table-cell office:value-type="float" office:value="116.875">
            <text:p>116.875</text:p>
          </table:table-cell>
          <table:table-cell office:value-type="float" office:value="-173.25">
            <text:p>-173.25</text:p>
          </table:table-cell>
          <table:table-cell office:value-type="float" office:value="-0.00546328671328671">
            <text:p>-0.0054632867</text:p>
          </table:table-cell>
          <table:table-cell office:value-type="float" office:value="0.00823353293413174">
            <text:p>0.0082335329</text:p>
          </table:table-cell>
          <table:table-cell office:value-type="float" office:value="-0.008203125">
            <text:p>-0.008203125</text:p>
          </table:table-cell>
          <table:table-cell office:value-type="float" office:value="0.980936997606851">
            <text:p>0.9809369976</text:p>
          </table:table-cell>
          <table:table-cell office:value-type="float" office:value="1.02895023575603">
            <text:p>1.0289502358</text:p>
          </table:table-cell>
          <table:table-cell office:value-type="float" office:value="0.971420953369141">
            <text:p>0.97142095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3">
            <text:p>3</text:p>
          </table:table-cell>
          <table:table-cell office:value-type="float" office:value="468">
            <text:p>468</text:p>
          </table:table-cell>
          <table:table-cell office:value-type="float" office:value="727">
            <text:p>727</text:p>
          </table:table-cell>
          <table:table-cell office:value-type="float" office:value="1136">
            <text:p>1136</text:p>
          </table:table-cell>
          <table:table-cell office:value-type="float" office:value="8752">
            <text:p>8752</text:p>
          </table:table-cell>
          <table:table-cell office:value-type="float" office:value="13719">
            <text:p>13719</text:p>
          </table:table-cell>
          <table:table-cell office:value-type="float" office:value="20808">
            <text:p>20808</text:p>
          </table:table-cell>
          <table:table-cell office:value-type="float" office:value="62">
            <text:p>62</text:p>
          </table:table-cell>
          <table:table-cell office:value-type="float" office:value="80.75">
            <text:p>80.75</text:p>
          </table:table-cell>
          <table:table-cell office:value-type="float" office:value="48.875">
            <text:p>48.875</text:p>
          </table:table-cell>
          <table:table-cell office:value-type="float" office:value="0.00708409506398537">
            <text:p>0.0070840951</text:p>
          </table:table-cell>
          <table:table-cell office:value-type="float" office:value="0.00588599752168525">
            <text:p>0.0058859975</text:p>
          </table:table-cell>
          <table:table-cell office:value-type="float" office:value="0.00234885620915033">
            <text:p>0.0023488562</text:p>
          </table:table-cell>
          <table:table-cell office:value-type="float" office:value="1.02489269415358">
            <text:p>1.0248926942</text:p>
          </table:table-cell>
          <table:table-cell office:value-type="float" office:value="1.02066889546088">
            <text:p>1.0206688955</text:p>
          </table:table-cell>
          <table:table-cell office:value-type="float" office:value="1.00823181029799">
            <text:p>1.0082318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771">
            <text:p>771</text:p>
          </table:table-cell>
          <table:table-cell office:value-type="float" office:value="1183">
            <text:p>1183</text:p>
          </table:table-cell>
          <table:table-cell office:value-type="float" office:value="9968">
            <text:p>9968</text:p>
          </table:table-cell>
          <table:table-cell office:value-type="float" office:value="14093">
            <text:p>14093</text:p>
          </table:table-cell>
          <table:table-cell office:value-type="float" office:value="20944">
            <text:p>20944</text:p>
          </table:table-cell>
          <table:table-cell office:value-type="float" office:value="100">
            <text:p>100</text:p>
          </table:table-cell>
          <table:table-cell office:value-type="float" office:value="78.625">
            <text:p>78.625</text:p>
          </table:table-cell>
          <table:table-cell office:value-type="float" office:value="89.25">
            <text:p>89.25</text:p>
          </table:table-cell>
          <table:table-cell office:value-type="float" office:value="0.0100321027287319">
            <text:p>0.0100321027</text:p>
          </table:table-cell>
          <table:table-cell office:value-type="float" office:value="0.00557901085645356">
            <text:p>0.0055790109</text:p>
          </table:table-cell>
          <table:table-cell office:value-type="float" office:value="0.00426136363636364">
            <text:p>0.0042613636</text:p>
          </table:table-cell>
          <table:table-cell office:value-type="float" office:value="1.03530961999748">
            <text:p>1.03530962</text:p>
          </table:table-cell>
          <table:table-cell office:value-type="float" office:value="1.01958754370737">
            <text:p>1.0195875437</text:p>
          </table:table-cell>
          <table:table-cell office:value-type="float" office:value="1.01495036479855">
            <text:p>1.01495036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3">
            <text:p>3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352">
            <text:p>10352</text:p>
          </table:table-cell>
          <table:table-cell office:value-type="float" office:value="14977">
            <text:p>14977</text:p>
          </table:table-cell>
          <table:table-cell office:value-type="float" office:value="22400">
            <text:p>22400</text:p>
          </table:table-cell>
          <table:table-cell office:value-type="float" office:value="102">
            <text:p>102</text:p>
          </table:table-cell>
          <table:table-cell office:value-type="float" office:value="187">
            <text:p>187</text:p>
          </table:table-cell>
          <table:table-cell office:value-type="float" office:value="-183.75">
            <text:p>-183.75</text:p>
          </table:table-cell>
          <table:table-cell office:value-type="float" office:value="0.0098531684698609">
            <text:p>0.0098531685</text:p>
          </table:table-cell>
          <table:table-cell office:value-type="float" office:value="0.0124858115777526">
            <text:p>0.0124858116</text:p>
          </table:table-cell>
          <table:table-cell office:value-type="float" office:value="-0.008203125">
            <text:p>-0.008203125</text:p>
          </table:table-cell>
          <table:table-cell office:value-type="float" office:value="1.03467637610515">
            <text:p>1.0346763761</text:p>
          </table:table-cell>
          <table:table-cell office:value-type="float" office:value="1.04400589568401">
            <text:p>1.0440058957</text:p>
          </table:table-cell>
          <table:table-cell office:value-type="float" office:value="0.971420953369141">
            <text:p>0.97142095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3">
            <text:p>3</text:p>
          </table:table-cell>
          <table:table-cell office:value-type="float" office:value="577">
            <text:p>577</text:p>
          </table:table-cell>
          <table:table-cell office:value-type="float" office:value="841">
            <text:p>841</text:p>
          </table:table-cell>
          <table:table-cell office:value-type="float" office:value="1252">
            <text:p>1252</text:p>
          </table:table-cell>
          <table:table-cell office:value-type="float" office:value="9724">
            <text:p>9724</text:p>
          </table:table-cell>
          <table:table-cell office:value-type="float" office:value="14144">
            <text:p>14144</text:p>
          </table:table-cell>
          <table:table-cell office:value-type="float" office:value="21539">
            <text:p>21539</text:p>
          </table:table-cell>
          <table:table-cell office:value-type="float" office:value="-53.125">
            <text:p>-53.125</text:p>
          </table:table-cell>
          <table:table-cell office:value-type="float" office:value="-42.5">
            <text:p>-42.5</text:p>
          </table:table-cell>
          <table:table-cell office:value-type="float" office:value="-38.25">
            <text:p>-38.25</text:p>
          </table:table-cell>
          <table:table-cell office:value-type="float" office:value="-0.00546328671328671">
            <text:p>-0.0054632867</text:p>
          </table:table-cell>
          <table:table-cell office:value-type="float" office:value="-0.00300480769230769">
            <text:p>-0.0030048077</text:p>
          </table:table-cell>
          <table:table-cell office:value-type="float" office:value="-0.00177584846093133">
            <text:p>-0.0017758485</text:p>
          </table:table-cell>
          <table:table-cell office:value-type="float" office:value="0.980936997606851">
            <text:p>0.9809369976</text:p>
          </table:table-cell>
          <table:table-cell office:value-type="float" office:value="0.989500869660688">
            <text:p>0.9895008697</text:p>
          </table:table-cell>
          <table:table-cell office:value-type="float" office:value="0.993790711516742">
            <text:p>0.99379071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80">
            <text:p>580</text:p>
          </table:table-cell>
          <table:table-cell office:value-type="float" office:value="1252">
            <text:p>1252</text:p>
          </table:table-cell>
          <table:table-cell office:value-type="float" office:value="9299">
            <text:p>9299</text:p>
          </table:table-cell>
          <table:table-cell office:value-type="float" office:value="13675">
            <text:p>13675</text:p>
          </table:table-cell>
          <table:table-cell office:value-type="float" office:value="21675">
            <text:p>21675</text:p>
          </table:table-cell>
          <table:table-cell office:value-type="float" office:value="65.875">
            <text:p>65.875</text:p>
          </table:table-cell>
          <table:table-cell office:value-type="float" office:value="96.875">
            <text:p>96.875</text:p>
          </table:table-cell>
          <table:table-cell office:value-type="float" office:value="161.5">
            <text:p>161.5</text:p>
          </table:table-cell>
          <table:table-cell table:number-columns-repeated="2" office:value-type="float" office:value="0.00708409506398537">
            <text:p>0.0070840951</text:p>
          </table:table-cell>
          <table:table-cell office:value-type="float" office:value="0.00745098039215686">
            <text:p>0.0074509804</text:p>
          </table:table-cell>
          <table:table-cell table:number-columns-repeated="2" office:value-type="float" office:value="1.02489269415358">
            <text:p>1.0248926942</text:p>
          </table:table-cell>
          <table:table-cell office:value-type="float" office:value="1.02618724490581">
            <text:p>1.026187244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3">
            <text:p>3</text:p>
          </table:table-cell>
          <table:table-cell office:value-type="float" office:value="1284">
            <text:p>1284</text:p>
          </table:table-cell>
          <table:table-cell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0400">
            <text:p>10400</text:p>
          </table:table-cell>
          <table:table-cell office:value-type="float" office:value="14977">
            <text:p>14977</text:p>
          </table:table-cell>
          <table:table-cell office:value-type="float" office:value="21998">
            <text:p>21998</text:p>
          </table:table-cell>
          <table:table-cell office:value-type="float" office:value="69">
            <text:p>69</text:p>
          </table:table-cell>
          <table:table-cell office:value-type="float" office:value="187">
            <text:p>187</text:p>
          </table:table-cell>
          <table:table-cell office:value-type="float" office:value="216.75">
            <text:p>216.75</text:p>
          </table:table-cell>
          <table:table-cell office:value-type="float" office:value="0.00663461538461538">
            <text:p>0.0066346154</text:p>
          </table:table-cell>
          <table:table-cell office:value-type="float" office:value="0.0124858115777526">
            <text:p>0.0124858116</text:p>
          </table:table-cell>
          <table:table-cell office:value-type="float" office:value="0.0098531684698609">
            <text:p>0.0098531685</text:p>
          </table:table-cell>
          <table:table-cell office:value-type="float" office:value="1.02330742936391">
            <text:p>1.0233074294</text:p>
          </table:table-cell>
          <table:table-cell office:value-type="float" office:value="1.04400589568401">
            <text:p>1.0440058957</text:p>
          </table:table-cell>
          <table:table-cell office:value-type="float" office:value="1.03467637610515">
            <text:p>1.034676376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72">
            <text:p>572</text:p>
          </table:table-cell>
          <table:table-cell office:value-type="float" office:value="835">
            <text:p>835</text:p>
          </table:table-cell>
          <table:table-cell office:value-type="float" office:value="572">
            <text:p>572</text:p>
          </table:table-cell>
          <table:table-cell office:value-type="float" office:value="9290">
            <text:p>9290</text:p>
          </table:table-cell>
          <table:table-cell office:value-type="float" office:value="14144">
            <text:p>14144</text:p>
          </table:table-cell>
          <table:table-cell office:value-type="float" office:value="21648">
            <text:p>21648</text:p>
          </table:table-cell>
          <table:table-cell office:value-type="float" office:value="-585.875">
            <text:p>-585.875</text:p>
          </table:table-cell>
          <table:table-cell office:value-type="float" office:value="-42.5">
            <text:p>-42.5</text:p>
          </table:table-cell>
          <table:table-cell office:value-type="float" office:value="47.875">
            <text:p>47.875</text:p>
          </table:table-cell>
          <table:table-cell office:value-type="float" office:value="-0.0630651237890204">
            <text:p>-0.0630651238</text:p>
          </table:table-cell>
          <table:table-cell office:value-type="float" office:value="-0.00300480769230769">
            <text:p>-0.0030048077</text:p>
          </table:table-cell>
          <table:table-cell office:value-type="float" office:value="0.0022115206947524">
            <text:p>0.0022115207</text:p>
          </table:table-cell>
          <table:table-cell office:value-type="float" office:value="0.787067398021936">
            <text:p>0.787067398</text:p>
          </table:table-cell>
          <table:table-cell office:value-type="float" office:value="0.989500869660688">
            <text:p>0.9895008697</text:p>
          </table:table-cell>
          <table:table-cell office:value-type="float" office:value="1.00774990844625">
            <text:p>1.0077499084</text:p>
          </table:table-cell>
          <table:table-cell office:value-type="float" office:value="-10.6406386637267">
            <text:p>-10.64063866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3">
            <text:p>3</text:p>
          </table:table-cell>
          <table:table-cell office:value-type="float" office:value="561">
            <text:p>561</text:p>
          </table:table-cell>
          <table:table-cell office:value-type="float" office:value="822">
            <text:p>822</text:p>
          </table:table-cell>
          <table:table-cell office:value-type="float" office:value="1224">
            <text:p>1224</text:p>
          </table:table-cell>
          <table:table-cell office:value-type="float" office:value="9846">
            <text:p>9846</text:p>
          </table:table-cell>
          <table:table-cell office:value-type="float" office:value="14032">
            <text:p>14032</text:p>
          </table:table-cell>
          <table:table-cell office:value-type="float" office:value="20757">
            <text:p>20757</text:p>
          </table:table-cell>
          <table:table-cell office:value-type="float" office:value="69.75">
            <text:p>69.75</text:p>
          </table:table-cell>
          <table:table-cell office:value-type="float" office:value="90.375">
            <text:p>90.375</text:p>
          </table:table-cell>
          <table:table-cell office:value-type="float" office:value="104.125">
            <text:p>104.125</text:p>
          </table:table-cell>
          <table:table-cell office:value-type="float" office:value="0.00708409506398537">
            <text:p>0.0070840951</text:p>
          </table:table-cell>
          <table:table-cell office:value-type="float" office:value="0.00644063568985177">
            <text:p>0.0064406357</text:p>
          </table:table-cell>
          <table:table-cell office:value-type="float" office:value="0.00501638001638002">
            <text:p>0.00501638</text:p>
          </table:table-cell>
          <table:table-cell office:value-type="float" office:value="1.02489269415358">
            <text:p>1.0248926942</text:p>
          </table:table-cell>
          <table:table-cell office:value-type="float" office:value="1.02262352921914">
            <text:p>1.0226235292</text:p>
          </table:table-cell>
          <table:table-cell office:value-type="float" office:value="1.01760665163153">
            <text:p>1.01760665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232">
            <text:p>1232</text:p>
          </table:table-cell>
          <table:table-cell office:value-type="float" office:value="570">
            <text:p>570</text:p>
          </table:table-cell>
          <table:table-cell office:value-type="float" office:value="10528">
            <text:p>10528</text:p>
          </table:table-cell>
          <table:table-cell office:value-type="float" office:value="17903">
            <text:p>17903</text:p>
          </table:table-cell>
          <table:table-cell office:value-type="float" office:value="31635">
            <text:p>31635</text:p>
          </table:table-cell>
          <table:table-cell office:value-type="float" office:value="-24.5">
            <text:p>-24.5</text:p>
          </table:table-cell>
          <table:table-cell office:value-type="float" office:value="-710.5">
            <text:p>-710.5</text:p>
          </table:table-cell>
          <table:table-cell office:value-type="float" office:value="-1250.5">
            <text:p>-1250.5</text:p>
          </table:table-cell>
          <table:table-cell office:value-type="float" office:value="-0.00232712765957447">
            <text:p>-0.0023271277</text:p>
          </table:table-cell>
          <table:table-cell office:value-type="float" office:value="-0.0396860861308161">
            <text:p>-0.0396860861</text:p>
          </table:table-cell>
          <table:table-cell office:value-type="float" office:value="-0.0395290026868974">
            <text:p>-0.0395290027</text:p>
          </table:table-cell>
          <table:table-cell office:value-type="float" office:value="0.991865667616852">
            <text:p>0.9918656676</text:p>
          </table:table-cell>
          <table:table-cell office:value-type="float" office:value="0.864185669989614">
            <text:p>0.86418567</text:p>
          </table:table-cell>
          <table:table-cell office:value-type="float" office:value="0.864711073020564">
            <text:p>0.864711073</text:p>
          </table:table-cell>
          <table:table-cell office:value-type="float" office:value="0">
            <text:p>0</text:p>
          </table:table-cell>
          <table:table-cell office:value-type="float" office:value="-17.1168354151204">
            <text:p>-17.1168354151</text:p>
          </table:table-cell>
          <table:table-cell office:value-type="float" office:value="-17.1862516182055">
            <text:p>-17.1862516182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303">
            <text:p>1303</text:p>
          </table:table-cell>
          <table:table-cell office:value-type="float" office:value="640">
            <text:p>640</text:p>
          </table:table-cell>
          <table:table-cell office:value-type="float" office:value="10752">
            <text:p>10752</text:p>
          </table:table-cell>
          <table:table-cell office:value-type="float" office:value="20010">
            <text:p>20010</text:p>
          </table:table-cell>
          <table:table-cell office:value-type="float" office:value="50058">
            <text:p>50058</text:p>
          </table:table-cell>
          <table:table-cell office:value-type="float" office:value="-398.125">
            <text:p>-398.125</text:p>
          </table:table-cell>
          <table:table-cell office:value-type="float" office:value="-107.125">
            <text:p>-107.125</text:p>
          </table:table-cell>
          <table:table-cell office:value-type="float" office:value="-1688.625">
            <text:p>-1688.625</text:p>
          </table:table-cell>
          <table:table-cell office:value-type="float" office:value="-0.0370279947916667">
            <text:p>-0.0370279948</text:p>
          </table:table-cell>
          <table:table-cell office:value-type="float" office:value="-0.0053535732133933">
            <text:p>-0.0053535732</text:p>
          </table:table-cell>
          <table:table-cell office:value-type="float" office:value="-0.0337333692916217">
            <text:p>-0.0337333693</text:p>
          </table:table-cell>
          <table:table-cell office:value-type="float" office:value="0.873089320129818">
            <text:p>0.8730893201</text:p>
          </table:table-cell>
          <table:table-cell office:value-type="float" office:value="0.98131866881558">
            <text:p>0.9813186688</text:p>
          </table:table-cell>
          <table:table-cell office:value-type="float" office:value="0.884163570278703">
            <text:p>0.8841635703</text:p>
          </table:table-cell>
          <table:table-cell office:value-type="float" office:value="-18.3707911132973">
            <text:p>-18.3707911133</text:p>
          </table:table-cell>
          <table:table-cell office:value-type="float" office:value="0">
            <text:p>0</text:p>
          </table:table-cell>
          <table:table-cell office:value-type="float" office:value="-20.1992637273354">
            <text:p>-20.1992637273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02">
            <text:p>602</text:p>
          </table:table-cell>
          <table:table-cell office:value-type="float" office:value="858">
            <text:p>858</text:p>
          </table:table-cell>
          <table:table-cell office:value-type="float" office:value="1267">
            <text:p>1267</text:p>
          </table:table-cell>
          <table:table-cell office:value-type="float" office:value="5809">
            <text:p>5809</text:p>
          </table:table-cell>
          <table:table-cell office:value-type="float" office:value="12278">
            <text:p>12278</text:p>
          </table:table-cell>
          <table:table-cell office:value-type="float" office:value="22015">
            <text:p>22015</text:p>
          </table:table-cell>
          <table:table-cell office:value-type="float" office:value="-781.75">
            <text:p>-781.75</text:p>
          </table:table-cell>
          <table:table-cell office:value-type="float" office:value="-330">
            <text:p>-330</text:p>
          </table:table-cell>
          <table:table-cell office:value-type="float" office:value="-639.75">
            <text:p>-639.75</text:p>
          </table:table-cell>
          <table:table-cell office:value-type="float" office:value="-0.134575658461009">
            <text:p>-0.1345756585</text:p>
          </table:table-cell>
          <table:table-cell office:value-type="float" office:value="-0.0268773415865776">
            <text:p>-0.0268773416</text:p>
          </table:table-cell>
          <table:table-cell office:value-type="float" office:value="-0.0290597320009085">
            <text:p>-0.029059732</text:p>
          </table:table-cell>
          <table:table-cell office:value-type="float" office:value="0.564481986772889">
            <text:p>0.5644819868</text:p>
          </table:table-cell>
          <table:table-cell office:value-type="float" office:value="0.907345191768871">
            <text:p>0.9073451918</text:p>
          </table:table-cell>
          <table:table-cell office:value-type="float" office:value="0.899946095323791">
            <text:p>0.8999460953</text:p>
          </table:table-cell>
          <table:table-cell office:value-type="float" office:value="-4.79569395884019">
            <text:p>-4.7956939588</text:p>
          </table:table-cell>
          <table:table-cell office:value-type="float" office:value="-25.4411286968717">
            <text:p>-25.4411286969</text:p>
          </table:table-cell>
          <table:table-cell office:value-type="float" office:value="-23.5042203568063">
            <text:p>-23.5042203568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08">
            <text:p>608</text:p>
          </table:table-cell>
          <table:table-cell office:value-type="float" office:value="864">
            <text:p>864</text:p>
          </table:table-cell>
          <table:table-cell office:value-type="float" office:value="1275">
            <text:p>1275</text:p>
          </table:table-cell>
          <table:table-cell office:value-type="float" office:value="5676">
            <text:p>5676</text:p>
          </table:table-cell>
          <table:table-cell office:value-type="float" office:value="12281">
            <text:p>12281</text:p>
          </table:table-cell>
          <table:table-cell office:value-type="float" office:value="22372">
            <text:p>22372</text:p>
          </table:table-cell>
          <table:table-cell office:value-type="float" office:value="-148.25">
            <text:p>-148.25</text:p>
          </table:table-cell>
          <table:table-cell office:value-type="float" office:value="832.25">
            <text:p>832.25</text:p>
          </table:table-cell>
          <table:table-cell office:value-type="float" office:value="3187.875">
            <text:p>3187.875</text:p>
          </table:table-cell>
          <table:table-cell office:value-type="float" office:value="-0.0261187455954898">
            <text:p>-0.0261187456</text:p>
          </table:table-cell>
          <table:table-cell office:value-type="float" office:value="0.0677672827945607">
            <text:p>0.0677672828</text:p>
          </table:table-cell>
          <table:table-cell office:value-type="float" office:value="0.142493965671375">
            <text:p>0.1424939657</text:p>
          </table:table-cell>
          <table:table-cell office:value-type="float" office:value="0.90992148060389">
            <text:p>0.9099214806</text:p>
          </table:table-cell>
          <table:table-cell office:value-type="float" office:value="1.24618660283098">
            <text:p>1.2461866028</text:p>
          </table:table-cell>
          <table:table-cell office:value-type="float" office:value="1.53852575914521">
            <text:p>1.5385257591</text:p>
          </table:table-cell>
          <table:table-cell office:value-type="float" office:value="-26.1902005429284">
            <text:p>-26.1902005429</text:p>
          </table:table-cell>
          <table:table-cell office:value-type="float" office:value="10.5711318789827">
            <text:p>10.571131879</text:p>
          </table:table-cell>
          <table:table-cell office:value-type="float" office:value="5.2032778773818">
            <text:p>5.2032778774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623">
            <text:p>623</text:p>
          </table:table-cell>
          <table:table-cell office:value-type="float" office:value="5278">
            <text:p>5278</text:p>
          </table:table-cell>
          <table:table-cell office:value-type="float" office:value="11844">
            <text:p>11844</text:p>
          </table:table-cell>
          <table:table-cell office:value-type="float" office:value="23030">
            <text:p>23030</text:p>
          </table:table-cell>
          <table:table-cell office:value-type="float" office:value="-940.857142857143">
            <text:p>-940.8571428571</text:p>
          </table:table-cell>
          <table:table-cell office:value-type="float" office:value="1770.14285714286">
            <text:p>1770.1428571429</text:p>
          </table:table-cell>
          <table:table-cell office:value-type="float" office:value="3442">
            <text:p>3442</text:p>
          </table:table-cell>
          <table:table-cell office:value-type="float" office:value="-0.178260163481838">
            <text:p>-0.1782601635</text:p>
          </table:table-cell>
          <table:table-cell office:value-type="float" office:value="0.149454817387948">
            <text:p>0.1494548174</text:p>
          </table:table-cell>
          <table:table-cell office:value-type="float" office:value="0.149457229700391">
            <text:p>0.1494572297</text:p>
          </table:table-cell>
          <table:table-cell office:value-type="float" office:value="0.438371732147326">
            <text:p>0.4383717321</text:p>
          </table:table-cell>
          <table:table-cell office:value-type="float" office:value="1.56687187604113">
            <text:p>1.566871876</text:p>
          </table:table-cell>
          <table:table-cell office:value-type="float" office:value="1.56688173243041">
            <text:p>1.5668817324</text:p>
          </table:table-cell>
          <table:table-cell office:value-type="float" office:value="-3.53049516467045">
            <text:p>-3.5304951647</text:p>
          </table:table-cell>
          <table:table-cell office:value-type="float" office:value="4.97636827428859">
            <text:p>4.9763682743</text:p>
          </table:table-cell>
          <table:table-cell office:value-type="float" office:value="4.97629329622546">
            <text:p>4.9762932962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72">
            <text:p>572</text:p>
          </table:table-cell>
          <table:table-cell office:value-type="float" office:value="832">
            <text:p>832</text:p>
          </table:table-cell>
          <table:table-cell office:value-type="float" office:value="1245">
            <text:p>1245</text:p>
          </table:table-cell>
          <table:table-cell office:value-type="float" office:value="3978">
            <text:p>3978</text:p>
          </table:table-cell>
          <table:table-cell office:value-type="float" office:value="9601">
            <text:p>9601</text:p>
          </table:table-cell>
          <table:table-cell office:value-type="float" office:value="21027">
            <text:p>21027</text:p>
          </table:table-cell>
          <table:table-cell office:value-type="float" office:value="-2586.5">
            <text:p>-2586.5</text:p>
          </table:table-cell>
          <table:table-cell office:value-type="float" office:value="0">
            <text:p>0</text:p>
          </table:table-cell>
          <table:table-cell office:value-type="float" office:value="3930.33333333333">
            <text:p>3930.3333333333</text:p>
          </table:table-cell>
          <table:table-cell office:value-type="float" office:value="-0.650201106083459">
            <text:p>-0.6502011061</text:p>
          </table:table-cell>
          <table:table-cell office:value-type="float" office:value="0">
            <text:p>0</text:p>
          </table:table-cell>
          <table:table-cell office:value-type="float" office:value="0.186918406493239">
            <text:p>0.1869184065</text:p>
          </table:table-cell>
          <table:table-cell office:value-type="float" office:value="0">
            <text:p>0</text:p>
          </table:table-cell>
          <table:table-cell office:value-type="float" office:value="0.93">
            <text:p>0.93</text:p>
          </table:table-cell>
          <table:table-cell office:value-type="float" office:value="1.72269386447084">
            <text:p>1.7226938645</text:p>
          </table:table-cell>
          <table:table-cell office:value-type="float" office:value="-0.659890746804307">
            <text:p>-0.6598907468</text:p>
          </table:table-cell>
          <table:table-cell office:value-type="float" office:value="0">
            <text:p>0</text:p>
          </table:table-cell>
          <table:table-cell office:value-type="float" office:value="4.04496771556841">
            <text:p>4.0449677156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3036">
            <text:p>3036</text:p>
          </table:table-cell>
          <table:table-cell office:value-type="float" office:value="7507">
            <text:p>7507</text:p>
          </table:table-cell>
          <table:table-cell office:value-type="float" office:value="18310">
            <text:p>18310</text:p>
          </table:table-cell>
          <table:table-cell office:value-type="float" office:value="588.6">
            <text:p>588.6</text:p>
          </table:table-cell>
          <table:table-cell office:value-type="float" office:value="-1713.75">
            <text:p>-1713.75</text:p>
          </table:table-cell>
          <table:table-cell office:value-type="float" office:value="0">
            <text:p>0</text:p>
          </table:table-cell>
          <table:table-cell office:value-type="float" office:value="0.193873517786561">
            <text:p>0.1938735178</text:p>
          </table:table-cell>
          <table:table-cell office:value-type="float" office:value="-0.228286932196616">
            <text:p>-0.2282869322</text:p>
          </table:table-cell>
          <table:table-cell office:value-type="float" office:value="0">
            <text:p>0</text:p>
          </table:table-cell>
          <table:table-cell office:value-type="float" office:value="1.75222771641488">
            <text:p>1.7522277164</text:p>
          </table:table-cell>
          <table:table-cell office:value-type="float" office:value="0.303140987198858">
            <text:p>0.3031409872</text:p>
          </table:table-cell>
          <table:table-cell office:value-type="float" office:value="0.93">
            <text:p>0.93</text:p>
          </table:table-cell>
          <table:table-cell office:value-type="float" office:value="3.91159786241638">
            <text:p>3.9115978624</text:p>
          </table:table-cell>
          <table:table-cell office:value-type="float" office:value="-2.67477258955166">
            <text:p>-2.67477258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623">
            <text:p>623</text:p>
          </table:table-cell>
          <table:table-cell office:value-type="float" office:value="1300">
            <text:p>1300</text:p>
          </table:table-cell>
          <table:table-cell office:value-type="float" office:value="1732">
            <text:p>1732</text:p>
          </table:table-cell>
          <table:table-cell office:value-type="float" office:value="10647">
            <text:p>10647</text:p>
          </table:table-cell>
          <table:table-cell office:value-type="float" office:value="46260">
            <text:p>46260</text:p>
          </table:table-cell>
          <table:table-cell table:number-columns-repeated="2" office:value-type="float" office:value="0">
            <text:p>0</text:p>
          </table:table-cell>
          <table:table-cell office:value-type="float" office:value="5972">
            <text:p>5972</text:p>
          </table:table-cell>
          <table:table-cell table:number-columns-repeated="2" office:value-type="float" office:value="0">
            <text:p>0</text:p>
          </table:table-cell>
          <table:table-cell office:value-type="float" office:value="0.129096411586684">
            <text:p>0.1290964116</text:p>
          </table:table-cell>
          <table:table-cell office:value-type="float" office:value="0.1">
            <text:p>0.1</text:p>
          </table:table-cell>
          <table:table-cell office:value-type="float" office:value="0.78">
            <text:p>0.78</text:p>
          </table:table-cell>
          <table:table-cell office:value-type="float" office:value="1.48450257218313">
            <text:p>1.4845025722</text:p>
          </table:table-cell>
          <table:table-cell table:number-columns-repeated="2" office:value-type="float" office:value="0">
            <text:p>0</text:p>
          </table:table-cell>
          <table:table-cell office:value-type="float" office:value="5.70878308022077">
            <text:p>5.7087830802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5">
            <text:p>5</text:p>
          </table:table-cell>
          <table:table-cell office:value-type="float" office:value="656">
            <text:p>656</text:p>
          </table:table-cell>
          <table:table-cell table:number-columns-repeated="2" office:value-type="float" office:value="1334">
            <text:p>1334</text:p>
          </table:table-cell>
          <table:table-cell office:value-type="float" office:value="988">
            <text:p>988</text:p>
          </table:table-cell>
          <table:table-cell office:value-type="float" office:value="9912">
            <text:p>9912</text:p>
          </table:table-cell>
          <table:table-cell office:value-type="float" office:value="56846">
            <text:p>56846</text:p>
          </table:table-cell>
          <table:table-cell table:number-columns-repeated="6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78">
            <text:p>0.78</text:p>
          </table:table-cell>
          <table:table-cell office:value-type="float" office:value="1.81">
            <text:p>1.8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15">
            <text:p>615</text:p>
          </table:table-cell>
          <table:table-cell office:value-type="float" office:value="1295">
            <text:p>1295</text:p>
          </table:table-cell>
          <table:table-cell office:value-type="float" office:value="563">
            <text:p>563</text:p>
          </table:table-cell>
          <table:table-cell office:value-type="float" office:value="8987">
            <text:p>8987</text:p>
          </table:table-cell>
          <table:table-cell office:value-type="float" office:value="69854">
            <text:p>69854</text:p>
          </table:table-cell>
          <table:table-cell table:number-columns-repeated="6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03">
            <text:p>1.03</text:p>
          </table:table-cell>
          <table:table-cell office:value-type="float" office:value="1.81">
            <text:p>1.8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3.5">
            <text:p>143.5</text:p>
          </table:table-cell>
          <table:table-cell office:value-type="float" office:value="7907.75">
            <text:p>7907.75</text:p>
          </table:table-cell>
          <table:table-cell office:value-type="float" office:value="20842.25">
            <text:p>20842.25</text:p>
          </table:table-cell>
          <table:table-cell office:value-type="float" office:value="20.21">
            <text:p>20.21</text:p>
          </table:table-cell>
          <table:table-cell table:number-columns-repeated="3" office:value-type="float" office:value="5">
            <text:p>5</text:p>
          </table:table-cell>
          <table:table-cell office:value-type="float" office:value="633">
            <text:p>633</text:p>
          </table:table-cell>
          <table:table-cell table:number-columns-repeated="2" office:value-type="float" office:value="1316">
            <text:p>1316</text:p>
          </table:table-cell>
          <table:table-cell office:value-type="float" office:value="321">
            <text:p>321</text:p>
          </table:table-cell>
          <table:table-cell office:value-type="float" office:value="8673">
            <text:p>8673</text:p>
          </table:table-cell>
          <table:table-cell office:value-type="float" office:value="85838">
            <text:p>85838</text:p>
          </table:table-cell>
          <table:table-cell table:number-columns-repeated="6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78">
            <text:p>0.78</text:p>
          </table:table-cell>
          <table:table-cell office:value-type="float" office:value="1.81">
            <text:p>1.8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37.333333333333">
            <text:p>137.3333333333</text:p>
          </table:table-cell>
          <table:table-cell office:value-type="float" office:value="7974">
            <text:p>7974</text:p>
          </table:table-cell>
          <table:table-cell office:value-type="float" office:value="19896">
            <text:p>19896</text:p>
          </table:table-cell>
          <table:table-cell office:value-type="float" office:value="17.52">
            <text:p>17.52</text:p>
          </table:table-cell>
          <table:table-cell table:number-columns-repeated="3" office:value-type="float" office:value="5">
            <text:p>5</text:p>
          </table:table-cell>
          <table:table-cell office:value-type="float" office:value="658">
            <text:p>658</text:p>
          </table:table-cell>
          <table:table-cell table:number-columns-repeated="2" office:value-type="float" office:value="1344">
            <text:p>1344</text:p>
          </table:table-cell>
          <table:table-cell office:value-type="float" office:value="183">
            <text:p>183</text:p>
          </table:table-cell>
          <table:table-cell office:value-type="float" office:value="8113">
            <text:p>8113</text:p>
          </table:table-cell>
          <table:table-cell office:value-type="float" office:value="105481">
            <text:p>105481</text:p>
          </table:table-cell>
          <table:table-cell table:number-columns-repeated="6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78">
            <text:p>0.78</text:p>
          </table:table-cell>
          <table:table-cell office:value-type="float" office:value="1.81">
            <text:p>1.81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12" table:number-columns-repeated="2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6" table:number-columns-repeated="2" table:default-cell-style-name="Default"/>
        <table:table-column table:style-name="co13" table:default-cell-style-name="Default"/>
        <table:table-row table:style-name="ro1">
          <table:table-cell office:value-type="float" office:value="0.1">
            <text:p>0.1</text:p>
          </table:table-cell>
          <table:table-cell office:value-type="float" office:value="0.78">
            <text:p>0.78</text:p>
          </table:table-cell>
          <table:table-cell office:value-type="float" office:value="1.81">
            <text:p>1.81</text:p>
          </table:table-cell>
          <table:table-cell office:value-type="float" office:value="-1">
            <text:p>-1</text:p>
          </table:table-cell>
          <table:table-cell office:value-type="float" office:value="-10">
            <text:p>-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12">
            <text:p>12</text:p>
          </table:table-cell>
          <table:table-cell office:value-type="float" office:value="21.2">
            <text:p>21.2</text:p>
          </table:table-cell>
          <table:table-cell office:value-type="float" office:value="8197">
            <text:p>8197</text:p>
          </table:table-cell>
          <table:table-cell office:value-type="float" office:value="9050">
            <text:p>9050</text:p>
          </table:table-cell>
          <table:table-cell office:value-type="float" office:value="12003">
            <text:p>1200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3:4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3:44:33.66</dc:date>
    <dc:creator>Liam Widdess</dc:creator>
    <meta:editing-duration>P2DT3H30M51S</meta:editing-duration>
    <meta:editing-cycles>185</meta:editing-cycles>
    <meta:generator>OpenOffice/4.1.7$Win32 OpenOffice.org_project/417m1$Build-9800</meta:generator>
    <meta:document-statistic meta:table-count="8" meta:cell-count="8489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759cm" svg:y="1.314cm" svg:width="31.251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138">
                <text:p>8138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69">
                <text:p>4269</text:p>
              </table:table-cell>
              <table:table-cell office:value-type="float" office:value="9092">
                <text:p>909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85">
                <text:p>4285</text:p>
              </table:table-cell>
              <table:table-cell office:value-type="float" office:value="7582">
                <text:p>758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77">
                <text:p>5177</text:p>
              </table:table-cell>
              <table:table-cell office:value-type="float" office:value="10217">
                <text:p>10217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352">
                <text:p>5352</text:p>
              </table:table-cell>
              <table:table-cell office:value-type="float" office:value="9707">
                <text:p>9707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345">
                <text:p>5345</text:p>
              </table:table-cell>
              <table:table-cell office:value-type="float" office:value="8873">
                <text:p>8873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792">
                <text:p>5792</text:p>
              </table:table-cell>
              <table:table-cell office:value-type="float" office:value="10307">
                <text:p>10307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30">
                <text:p>4130</text:p>
              </table:table-cell>
              <table:table-cell office:value-type="float" office:value="6893">
                <text:p>6893</text:p>
              </table:table-cell>
              <table:table-cell office:value-type="float" office:value="12697">
                <text:p>1269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922">
                <text:p>3922</text:p>
              </table:table-cell>
              <table:table-cell office:value-type="float" office:value="5944">
                <text:p>5944</text:p>
              </table:table-cell>
              <table:table-cell office:value-type="float" office:value="10788">
                <text:p>10788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92">
                <text:p>3892</text:p>
              </table:table-cell>
              <table:table-cell office:value-type="float" office:value="6518">
                <text:p>6518</text:p>
              </table:table-cell>
              <table:table-cell office:value-type="float" office:value="11519">
                <text:p>1151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247">
                <text:p>4247</text:p>
              </table:table-cell>
              <table:table-cell office:value-type="float" office:value="7254">
                <text:p>7254</text:p>
              </table:table-cell>
              <table:table-cell office:value-type="float" office:value="15810">
                <text:p>15810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41">
                <text:p>4541</text:p>
              </table:table-cell>
              <table:table-cell office:value-type="float" office:value="7780">
                <text:p>7780</text:p>
              </table:table-cell>
              <table:table-cell office:value-type="float" office:value="14117">
                <text:p>1411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520">
                <text:p>4520</text:p>
              </table:table-cell>
              <table:table-cell office:value-type="float" office:value="7607">
                <text:p>7607</text:p>
              </table:table-cell>
              <table:table-cell office:value-type="float" office:value="14552">
                <text:p>1455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882">
                <text:p>4882</text:p>
              </table:table-cell>
              <table:table-cell office:value-type="float" office:value="8406">
                <text:p>8406</text:p>
              </table:table-cell>
              <table:table-cell office:value-type="float" office:value="15786">
                <text:p>15786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562">
                <text:p>5562</text:p>
              </table:table-cell>
              <table:table-cell office:value-type="float" office:value="9621">
                <text:p>9621</text:p>
              </table:table-cell>
              <table:table-cell office:value-type="float" office:value="17805">
                <text:p>17805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610">
                <text:p>5610</text:p>
              </table:table-cell>
              <table:table-cell office:value-type="float" office:value="9708">
                <text:p>9708</text:p>
              </table:table-cell>
              <table:table-cell office:value-type="float" office:value="17320">
                <text:p>17320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784">
                <text:p>5784</text:p>
              </table:table-cell>
              <table:table-cell office:value-type="float" office:value="9786">
                <text:p>9786</text:p>
              </table:table-cell>
              <table:table-cell office:value-type="float" office:value="16158">
                <text:p>16158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344">
                <text:p>6344</text:p>
              </table:table-cell>
              <table:table-cell office:value-type="float" office:value="10963">
                <text:p>10963</text:p>
              </table:table-cell>
              <table:table-cell office:value-type="float" office:value="17401">
                <text:p>17401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981">
                <text:p>6981</text:p>
              </table:table-cell>
              <table:table-cell office:value-type="float" office:value="12063">
                <text:p>12063</text:p>
              </table:table-cell>
              <table:table-cell office:value-type="float" office:value="17643">
                <text:p>17643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227">
                <text:p>7227</text:p>
              </table:table-cell>
              <table:table-cell office:value-type="float" office:value="11770">
                <text:p>11770</text:p>
              </table:table-cell>
              <table:table-cell office:value-type="float" office:value="17300">
                <text:p>17300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844">
                <text:p>7844</text:p>
              </table:table-cell>
              <table:table-cell office:value-type="float" office:value="11603">
                <text:p>11603</text:p>
              </table:table-cell>
              <table:table-cell office:value-type="float" office:value="17240">
                <text:p>17240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914">
                <text:p>8914</text:p>
              </table:table-cell>
              <table:table-cell office:value-type="float" office:value="12224">
                <text:p>12224</text:p>
              </table:table-cell>
              <table:table-cell office:value-type="float" office:value="19066">
                <text:p>1906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9306">
                <text:p>9306</text:p>
              </table:table-cell>
              <table:table-cell office:value-type="float" office:value="12747">
                <text:p>12747</text:p>
              </table:table-cell>
              <table:table-cell office:value-type="float" office:value="19930">
                <text:p>19930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912">
                <text:p>8912</text:p>
              </table:table-cell>
              <table:table-cell office:value-type="float" office:value="12473">
                <text:p>12473</text:p>
              </table:table-cell>
              <table:table-cell office:value-type="float" office:value="19539">
                <text:p>19539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742">
                <text:p>8742</text:p>
              </table:table-cell>
              <table:table-cell office:value-type="float" office:value="12154">
                <text:p>12154</text:p>
              </table:table-cell>
              <table:table-cell office:value-type="float" office:value="19333">
                <text:p>1933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134">
                <text:p>9134</text:p>
              </table:table-cell>
              <table:table-cell office:value-type="float" office:value="13592">
                <text:p>13592</text:p>
              </table:table-cell>
              <table:table-cell office:value-type="float" office:value="20249">
                <text:p>20249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306">
                <text:p>9306</text:p>
              </table:table-cell>
              <table:table-cell office:value-type="float" office:value="13351">
                <text:p>13351</text:p>
              </table:table-cell>
              <table:table-cell office:value-type="float" office:value="18772">
                <text:p>1877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880">
                <text:p>8880</text:p>
              </table:table-cell>
              <table:table-cell office:value-type="float" office:value="13150">
                <text:p>13150</text:p>
              </table:table-cell>
              <table:table-cell office:value-type="float" office:value="18591">
                <text:p>1859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418">
                <text:p>9418</text:p>
              </table:table-cell>
              <table:table-cell office:value-type="float" office:value="13871">
                <text:p>13871</text:p>
              </table:table-cell>
              <table:table-cell office:value-type="float" office:value="19337">
                <text:p>19337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474">
                <text:p>10474</text:p>
              </table:table-cell>
              <table:table-cell office:value-type="float" office:value="13702">
                <text:p>13702</text:p>
              </table:table-cell>
              <table:table-cell office:value-type="float" office:value="20584">
                <text:p>20584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0290">
                <text:p>10290</text:p>
              </table:table-cell>
              <table:table-cell office:value-type="float" office:value="13590">
                <text:p>13590</text:p>
              </table:table-cell>
              <table:table-cell office:value-type="float" office:value="20126">
                <text:p>2012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0050">
                <text:p>10050</text:p>
              </table:table-cell>
              <table:table-cell office:value-type="float" office:value="13430">
                <text:p>13430</text:p>
              </table:table-cell>
              <table:table-cell office:value-type="float" office:value="21331">
                <text:p>21331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4">
                <text:p>10294</text:p>
              </table:table-cell>
              <table:table-cell office:value-type="float" office:value="13871">
                <text:p>13871</text:p>
              </table:table-cell>
              <table:table-cell office:value-type="float" office:value="21355">
                <text:p>2135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0304">
                <text:p>10304</text:p>
              </table:table-cell>
              <table:table-cell office:value-type="float" office:value="14578">
                <text:p>14578</text:p>
              </table:table-cell>
              <table:table-cell office:value-type="float" office:value="21321">
                <text:p>21321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0133">
                <text:p>10133</text:p>
              </table:table-cell>
              <table:table-cell office:value-type="float" office:value="14202">
                <text:p>14202</text:p>
              </table:table-cell>
              <table:table-cell office:value-type="float" office:value="22180">
                <text:p>22180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620">
                <text:p>9620</text:p>
              </table:table-cell>
              <table:table-cell office:value-type="float" office:value="15081">
                <text:p>15081</text:p>
              </table:table-cell>
              <table:table-cell office:value-type="float" office:value="25045">
                <text:p>25045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0380">
                <text:p>10380</text:p>
              </table:table-cell>
              <table:table-cell office:value-type="float" office:value="15534">
                <text:p>15534</text:p>
              </table:table-cell>
              <table:table-cell office:value-type="float" office:value="26421">
                <text:p>2642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833">
                <text:p>10833</text:p>
              </table:table-cell>
              <table:table-cell office:value-type="float" office:value="16689">
                <text:p>16689</text:p>
              </table:table-cell>
              <table:table-cell office:value-type="float" office:value="28431">
                <text:p>28431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720">
                <text:p>10720</text:p>
              </table:table-cell>
              <table:table-cell office:value-type="float" office:value="17492">
                <text:p>17492</text:p>
              </table:table-cell>
              <table:table-cell office:value-type="float" office:value="29807">
                <text:p>2980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1058">
                <text:p>11058</text:p>
              </table:table-cell>
              <table:table-cell office:value-type="float" office:value="18103">
                <text:p>18103</text:p>
              </table:table-cell>
              <table:table-cell office:value-type="float" office:value="31177">
                <text:p>31177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1224">
                <text:p>11224</text:p>
              </table:table-cell>
              <table:table-cell office:value-type="float" office:value="18982">
                <text:p>18982</text:p>
              </table:table-cell>
              <table:table-cell office:value-type="float" office:value="32334">
                <text:p>3233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1240">
                <text:p>11240</text:p>
              </table:table-cell>
              <table:table-cell office:value-type="float" office:value="19689">
                <text:p>19689</text:p>
              </table:table-cell>
              <table:table-cell office:value-type="float" office:value="33841">
                <text:p>3384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1685">
                <text:p>11685</text:p>
              </table:table-cell>
              <table:table-cell office:value-type="float" office:value="20560">
                <text:p>20560</text:p>
              </table:table-cell>
              <table:table-cell office:value-type="float" office:value="35661">
                <text:p>35661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3150">
                <text:p>13150</text:p>
              </table:table-cell>
              <table:table-cell office:value-type="float" office:value="21817">
                <text:p>21817</text:p>
              </table:table-cell>
              <table:table-cell office:value-type="float" office:value="35875">
                <text:p>35875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779">
                <text:p>13779</text:p>
              </table:table-cell>
              <table:table-cell office:value-type="float" office:value="22925">
                <text:p>22925</text:p>
              </table:table-cell>
              <table:table-cell office:value-type="float" office:value="34393">
                <text:p>34393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4790">
                <text:p>14790</text:p>
              </table:table-cell>
              <table:table-cell office:value-type="float" office:value="23090">
                <text:p>23090</text:p>
              </table:table-cell>
              <table:table-cell office:value-type="float" office:value="33127">
                <text:p>33127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5460">
                <text:p>15460</text:p>
              </table:table-cell>
              <table:table-cell office:value-type="float" office:value="22484">
                <text:p>22484</text:p>
              </table:table-cell>
              <table:table-cell office:value-type="float" office:value="34346">
                <text:p>3434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462">
                <text:p>14462</text:p>
              </table:table-cell>
              <table:table-cell office:value-type="float" office:value="21387">
                <text:p>21387</text:p>
              </table:table-cell>
              <table:table-cell office:value-type="float" office:value="35292">
                <text:p>35292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2067">
                <text:p>12067</text:p>
              </table:table-cell>
              <table:table-cell office:value-type="float" office:value="20855">
                <text:p>20855</text:p>
              </table:table-cell>
              <table:table-cell office:value-type="float" office:value="33074">
                <text:p>3307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9360">
                <text:p>9360</text:p>
              </table:table-cell>
              <table:table-cell office:value-type="float" office:value="18888">
                <text:p>18888</text:p>
              </table:table-cell>
              <table:table-cell office:value-type="float" office:value="32043">
                <text:p>32043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9690">
                <text:p>9690</text:p>
              </table:table-cell>
              <table:table-cell office:value-type="float" office:value="19711">
                <text:p>19711</text:p>
              </table:table-cell>
              <table:table-cell office:value-type="float" office:value="33901">
                <text:p>3390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9911">
                <text:p>9911</text:p>
              </table:table-cell>
              <table:table-cell office:value-type="float" office:value="18630">
                <text:p>18630</text:p>
              </table:table-cell>
              <table:table-cell office:value-type="float" office:value="33765">
                <text:p>33765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8840">
                <text:p>8840</text:p>
              </table:table-cell>
              <table:table-cell office:value-type="float" office:value="18040">
                <text:p>18040</text:p>
              </table:table-cell>
              <table:table-cell office:value-type="float" office:value="32093">
                <text:p>32093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7956">
                <text:p>7956</text:p>
              </table:table-cell>
              <table:table-cell office:value-type="float" office:value="16820">
                <text:p>16820</text:p>
              </table:table-cell>
              <table:table-cell office:value-type="float" office:value="30193">
                <text:p>30193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8670">
                <text:p>8670</text:p>
              </table:table-cell>
              <table:table-cell office:value-type="float" office:value="16595">
                <text:p>16595</text:p>
              </table:table-cell>
              <table:table-cell office:value-type="float" office:value="29442">
                <text:p>2944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9180">
                <text:p>9180</text:p>
              </table:table-cell>
              <table:table-cell office:value-type="float" office:value="14592">
                <text:p>14592</text:p>
              </table:table-cell>
              <table:table-cell office:value-type="float" office:value="24369">
                <text:p>24369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8424">
                <text:p>8424</text:p>
              </table:table-cell>
              <table:table-cell office:value-type="float" office:value="14337">
                <text:p>14337</text:p>
              </table:table-cell>
              <table:table-cell office:value-type="float" office:value="20532">
                <text:p>2053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9120">
                <text:p>9120</text:p>
              </table:table-cell>
              <table:table-cell office:value-type="float" office:value="13504">
                <text:p>13504</text:p>
              </table:table-cell>
              <table:table-cell office:value-type="float" office:value="20111">
                <text:p>2011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9720">
                <text:p>9720</text:p>
              </table:table-cell>
              <table:table-cell office:value-type="float" office:value="14048">
                <text:p>14048</text:p>
              </table:table-cell>
              <table:table-cell office:value-type="float" office:value="21120">
                <text:p>21120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9632">
                <text:p>9632</text:p>
              </table:table-cell>
              <table:table-cell office:value-type="float" office:value="14195">
                <text:p>14195</text:p>
              </table:table-cell>
              <table:table-cell office:value-type="float" office:value="21284">
                <text:p>21284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9537">
                <text:p>9537</text:p>
              </table:table-cell>
              <table:table-cell office:value-type="float" office:value="13974">
                <text:p>13974</text:p>
              </table:table-cell>
              <table:table-cell office:value-type="float" office:value="21284">
                <text:p>2128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9690">
                <text:p>9690</text:p>
              </table:table-cell>
              <table:table-cell office:value-type="float" office:value="14093">
                <text:p>14093</text:p>
              </table:table-cell>
              <table:table-cell office:value-type="float" office:value="21828">
                <text:p>21828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9152">
                <text:p>9152</text:p>
              </table:table-cell>
              <table:table-cell office:value-type="float" office:value="14195">
                <text:p>14195</text:p>
              </table:table-cell>
              <table:table-cell office:value-type="float" office:value="21120">
                <text:p>21120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8752">
                <text:p>8752</text:p>
              </table:table-cell>
              <table:table-cell office:value-type="float" office:value="13719">
                <text:p>13719</text:p>
              </table:table-cell>
              <table:table-cell office:value-type="float" office:value="20808">
                <text:p>2080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9968">
                <text:p>9968</text:p>
              </table:table-cell>
              <table:table-cell office:value-type="float" office:value="14093">
                <text:p>14093</text:p>
              </table:table-cell>
              <table:table-cell office:value-type="float" office:value="20944">
                <text:p>2094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352">
                <text:p>10352</text:p>
              </table:table-cell>
              <table:table-cell office:value-type="float" office:value="14977">
                <text:p>14977</text:p>
              </table:table-cell>
              <table:table-cell office:value-type="float" office:value="22400">
                <text:p>22400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9724">
                <text:p>9724</text:p>
              </table:table-cell>
              <table:table-cell office:value-type="float" office:value="14144">
                <text:p>14144</text:p>
              </table:table-cell>
              <table:table-cell office:value-type="float" office:value="21539">
                <text:p>21539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9299">
                <text:p>9299</text:p>
              </table:table-cell>
              <table:table-cell office:value-type="float" office:value="13675">
                <text:p>13675</text:p>
              </table:table-cell>
              <table:table-cell office:value-type="float" office:value="21675">
                <text:p>2167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0400">
                <text:p>10400</text:p>
              </table:table-cell>
              <table:table-cell office:value-type="float" office:value="14977">
                <text:p>14977</text:p>
              </table:table-cell>
              <table:table-cell office:value-type="float" office:value="21998">
                <text:p>219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9290">
                <text:p>9290</text:p>
              </table:table-cell>
              <table:table-cell office:value-type="float" office:value="14144">
                <text:p>14144</text:p>
              </table:table-cell>
              <table:table-cell office:value-type="float" office:value="21648">
                <text:p>2164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9846">
                <text:p>9846</text:p>
              </table:table-cell>
              <table:table-cell office:value-type="float" office:value="14032">
                <text:p>14032</text:p>
              </table:table-cell>
              <table:table-cell office:value-type="float" office:value="20757">
                <text:p>2075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0528">
                <text:p>10528</text:p>
              </table:table-cell>
              <table:table-cell office:value-type="float" office:value="17903">
                <text:p>17903</text:p>
              </table:table-cell>
              <table:table-cell office:value-type="float" office:value="31635">
                <text:p>31635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52">
                <text:p>10752</text:p>
              </table:table-cell>
              <table:table-cell office:value-type="float" office:value="20010">
                <text:p>20010</text:p>
              </table:table-cell>
              <table:table-cell office:value-type="float" office:value="50058">
                <text:p>50058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5809">
                <text:p>5809</text:p>
              </table:table-cell>
              <table:table-cell office:value-type="float" office:value="12278">
                <text:p>12278</text:p>
              </table:table-cell>
              <table:table-cell office:value-type="float" office:value="22015">
                <text:p>2201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676">
                <text:p>5676</text:p>
              </table:table-cell>
              <table:table-cell office:value-type="float" office:value="12281">
                <text:p>12281</text:p>
              </table:table-cell>
              <table:table-cell office:value-type="float" office:value="22372">
                <text:p>2237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278">
                <text:p>5278</text:p>
              </table:table-cell>
              <table:table-cell office:value-type="float" office:value="11844">
                <text:p>11844</text:p>
              </table:table-cell>
              <table:table-cell office:value-type="float" office:value="23030">
                <text:p>23030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978">
                <text:p>3978</text:p>
              </table:table-cell>
              <table:table-cell office:value-type="float" office:value="9601">
                <text:p>9601</text:p>
              </table:table-cell>
              <table:table-cell office:value-type="float" office:value="21027">
                <text:p>21027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3036">
                <text:p>3036</text:p>
              </table:table-cell>
              <table:table-cell office:value-type="float" office:value="7507">
                <text:p>7507</text:p>
              </table:table-cell>
              <table:table-cell office:value-type="float" office:value="18310">
                <text:p>18310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732">
                <text:p>1732</text:p>
              </table:table-cell>
              <table:table-cell office:value-type="float" office:value="10647">
                <text:p>10647</text:p>
              </table:table-cell>
              <table:table-cell office:value-type="float" office:value="46260">
                <text:p>46260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988">
                <text:p>988</text:p>
              </table:table-cell>
              <table:table-cell office:value-type="float" office:value="9912">
                <text:p>9912</text:p>
              </table:table-cell>
              <table:table-cell office:value-type="float" office:value="56846">
                <text:p>5684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563">
                <text:p>563</text:p>
              </table:table-cell>
              <table:table-cell office:value-type="float" office:value="8987">
                <text:p>8987</text:p>
              </table:table-cell>
              <table:table-cell office:value-type="float" office:value="69854">
                <text:p>69854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321">
                <text:p>321</text:p>
              </table:table-cell>
              <table:table-cell office:value-type="float" office:value="8673">
                <text:p>8673</text:p>
              </table:table-cell>
              <table:table-cell office:value-type="float" office:value="85838">
                <text:p>8583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3">
                <text:p>183</text:p>
              </table:table-cell>
              <table:table-cell office:value-type="float" office:value="8113">
                <text:p>8113</text:p>
              </table:table-cell>
              <table:table-cell office:value-type="float" office:value="105481">
                <text:p>1054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7.75">
                <text:p>7907.75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74">
                <text:p>79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07cm" svg:y="1.404cm" svg:width="30.892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0.21">
                <text:p>20.21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85cm" svg:y="1.352cm" svg:width="31.351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23942418135401">
                <text:p>1.23942418135401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21326615993759">
                <text:p>1.21326615993759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6780216209148">
                <text:p>1.1678021620914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08549967071528">
                <text:p>1.08549967071528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968094704405">
                <text:p>1.18968094704405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27072576561311">
                <text:p>1.2707257656131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672420341449">
                <text:p>1.167242034144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5545618806313">
                <text:p>1.1554561880631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29931377606479">
                <text:p>1.2993137760647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20735536745069">
                <text:p>1.20735536745069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15941404204473">
                <text:p>1.15941404204473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15082165915348">
                <text:p>1.1508216591534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9728877921144">
                <text:p>1.1972887792114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2823133718346">
                <text:p>1.22823133718346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4201538605298">
                <text:p>1.2420153860529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30044185625132">
                <text:p>1.3004418562513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7305783096163">
                <text:p>1.27305783096163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29446821223535">
                <text:p>1.29446821223535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5148998867778">
                <text:p>1.0514899886777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4890410465446">
                <text:p>1.04890410465446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8494490966897">
                <text:p>1.08494490966897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874125293535">
                <text:p>1.10874125293535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581965875924">
                <text:p>1.058196587592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9580779706143">
                <text:p>1.0958077970614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3964652999323">
                <text:p>1.03964652999323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590048271801">
                <text:p>1.01590048271801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685753659877">
                <text:p>1.0468575365987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3466405437759">
                <text:p>1.034664054377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3073830619834">
                <text:p>1.03073830619834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2076852136453">
                <text:p>1.0207685213645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6018329404723">
                <text:p>1.06018329404723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3466405437759">
                <text:p>1.03466405437759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893501520793">
                <text:p>1.04893501520793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7540703610071">
                <text:p>1.0754070361007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2771550982078">
                <text:p>1.12771550982078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7628534514198">
                <text:p>1.17628534514198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12240378407">
                <text:p>1.191224037840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9581511615627">
                <text:p>1.195815116156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5532920409511">
                <text:p>1.1553292040951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3805298389874">
                <text:p>1.1380529838987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7044244348339">
                <text:p>1.17044244348339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01510197734353">
                <text:p>1.01510197734353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793748711255">
                <text:p>1.1793748711255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741499475555">
                <text:p>1.1074149947555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795504637699403">
                <text:p>0.795504637699403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765053074098299">
                <text:p>0.765053074098299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96361865079">
                <text:p>1.1596361865079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.657317243183847">
                <text:p>0.657317243183847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.05936387590307">
                <text:p>1.05936387590307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0777816084267">
                <text:p>1.00777816084267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0.942280247707713">
                <text:p>0.94228024770771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0.864382559514902">
                <text:p>0.86438255951490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70470062385256">
                <text:p>0.7047006238525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787202791212064">
                <text:p>0.78720279121206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0.883151092602679">
                <text:p>0.883151092602679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0.692620365650098">
                <text:p>0.692620365650098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.05332051517823">
                <text:p>1.0533205151782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6341544577394">
                <text:p>1.06341544577394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2895023575603">
                <text:p>1.0289502357560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1226546081452">
                <text:p>1.0122654608145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.01958754370737">
                <text:p>1.01958754370737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2895023575603">
                <text:p>1.02895023575603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2066889546088">
                <text:p>1.0206688954608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1958754370737">
                <text:p>1.01958754370737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.04400589568401">
                <text:p>1.04400589568401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989500869660688">
                <text:p>0.98950086966068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.02489269415358">
                <text:p>1.02489269415358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.04400589568401">
                <text:p>1.0440058956840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989500869660688">
                <text:p>0.9895008696606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.02262352921914">
                <text:p>1.0226235292191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864185669989614">
                <text:p>0.864185669989614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8131866881558">
                <text:p>0.98131866881558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07345191768871">
                <text:p>0.90734519176887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.24618660283098">
                <text:p>1.2461866028309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.56687187604113">
                <text:p>1.5668718760411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303140987198858">
                <text:p>0.30314098719885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0842.25">
                <text:p>20842.25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9896">
                <text:p>198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